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92cm"/>
    </style:style>
    <style:style style:name="co2" style:family="table-column">
      <style:table-column-properties fo:break-before="auto" style:column-width="3.08cm"/>
    </style:style>
    <style:style style:name="co3" style:family="table-column">
      <style:table-column-properties fo:break-before="auto" style:column-width="1.711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KiCost">
      <style:table-properties table:display="true" style:writing-mode="lr-tb"/>
    </style:style>
    <style:style style:name="ce1" style:family="table-cell" style:parent-style-name="Default">
      <style:table-cell-properties fo:background-color="#30303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ackground-color="#30303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6" style:family="table-cell" style:parent-style-name="Default" style:data-style-name="N110">
      <style:table-cell-properties style:rotation-align="none"/>
    </style:style>
    <style:style style:name="ce7" style:family="table-cell" style:parent-style-name="Default" style:data-style-name="N11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 style:data-style-name="N11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8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fo:background-color="#cc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background-color="#cc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 style:data-style-name="N110">
      <style:table-cell-properties style:rotation-align="none"/>
      <style:map style:condition="cell-content()&lt;=[.H7]" style:apply-style-name="ConditionalStyle_5f_1" style:base-cell-address="KiCost.L7"/>
    </style:style>
    <style:style style:name="ce12" style:family="table-cell" style:parent-style-name="Default" style:data-style-name="N110">
      <style:table-cell-properties style:rotation-align="none"/>
      <style:map style:condition="cell-content()&lt;=[.H8]" style:apply-style-name="ConditionalStyle_5f_1" style:base-cell-address="KiCost.L8"/>
    </style:style>
    <style:style style:name="ce13" style:family="table-cell" style:parent-style-name="Default" style:data-style-name="N110">
      <style:table-cell-properties style:rotation-align="none"/>
      <style:map style:condition="cell-content()&lt;=[.H9]" style:apply-style-name="ConditionalStyle_5f_1" style:base-cell-address="KiCost.L9"/>
    </style:style>
    <style:style style:name="ce14" style:family="table-cell" style:parent-style-name="Default" style:data-style-name="N110">
      <style:table-cell-properties style:rotation-align="none"/>
      <style:map style:condition="cell-content()&lt;=[.H10]" style:apply-style-name="ConditionalStyle_5f_1" style:base-cell-address="KiCost.L10"/>
    </style:style>
    <style:style style:name="ce15" style:family="table-cell" style:parent-style-name="Default" style:data-style-name="N110">
      <style:table-cell-properties style:rotation-align="none"/>
      <style:map style:condition="cell-content()&lt;=[.H11]" style:apply-style-name="ConditionalStyle_5f_1" style:base-cell-address="KiCost.L11"/>
    </style:style>
    <style:style style:name="ce16" style:family="table-cell" style:parent-style-name="Default" style:data-style-name="N110">
      <style:table-cell-properties style:rotation-align="none"/>
      <style:map style:condition="cell-content()&lt;=[.H13]" style:apply-style-name="ConditionalStyle_5f_1" style:base-cell-address="KiCost.L13"/>
    </style:style>
    <style:style style:name="ce17" style:family="table-cell" style:parent-style-name="Default" style:data-style-name="N110">
      <style:table-cell-properties style:rotation-align="none"/>
      <style:map style:condition="cell-content()&lt;=[.H14]" style:apply-style-name="ConditionalStyle_5f_1" style:base-cell-address="KiCost.L14"/>
    </style:style>
    <style:style style:name="ce18" style:family="table-cell" style:parent-style-name="Default" style:data-style-name="N110">
      <style:table-cell-properties style:rotation-align="none"/>
      <style:map style:condition="cell-content()&lt;=[.I7]" style:apply-style-name="ConditionalStyle_5f_1" style:base-cell-address="KiCost.M7"/>
    </style:style>
    <style:style style:name="ce19" style:family="table-cell" style:parent-style-name="Default" style:data-style-name="N110">
      <style:table-cell-properties style:rotation-align="none"/>
      <style:map style:condition="cell-content()&lt;=[.I8]" style:apply-style-name="ConditionalStyle_5f_1" style:base-cell-address="KiCost.M8"/>
    </style:style>
    <style:style style:name="ce20" style:family="table-cell" style:parent-style-name="Default" style:data-style-name="N110">
      <style:table-cell-properties style:rotation-align="none"/>
      <style:map style:condition="cell-content()&lt;=[.I9]" style:apply-style-name="ConditionalStyle_5f_1" style:base-cell-address="KiCost.M9"/>
    </style:style>
    <style:style style:name="ce21" style:family="table-cell" style:parent-style-name="Default" style:data-style-name="N110">
      <style:table-cell-properties style:rotation-align="none"/>
      <style:map style:condition="cell-content()&lt;=[.I10]" style:apply-style-name="ConditionalStyle_5f_1" style:base-cell-address="KiCost.M10"/>
    </style:style>
    <style:style style:name="ce22" style:family="table-cell" style:parent-style-name="Default" style:data-style-name="N110">
      <style:table-cell-properties style:rotation-align="none"/>
      <style:map style:condition="cell-content()&lt;=[.I11]" style:apply-style-name="ConditionalStyle_5f_1" style:base-cell-address="KiCost.M11"/>
    </style:style>
    <style:style style:name="ce23" style:family="table-cell" style:parent-style-name="Default" style:data-style-name="N110">
      <style:table-cell-properties style:rotation-align="none"/>
      <style:map style:condition="cell-content()&lt;=[.I13]" style:apply-style-name="ConditionalStyle_5f_1" style:base-cell-address="KiCost.M13"/>
    </style:style>
    <style:style style:name="ce24" style:family="table-cell" style:parent-style-name="Default" style:data-style-name="N110">
      <style:table-cell-properties style:rotation-align="none"/>
      <style:map style:condition="cell-content()&lt;=[.I14]" style:apply-style-name="ConditionalStyle_5f_1" style:base-cell-address="KiCost.M14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ackground-color="#004a85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>
      <style:table-cell-properties fo:background-color="#004a8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 style:data-style-name="N110">
      <style:table-cell-properties style:rotation-align="none"/>
      <style:map style:condition="cell-content()&lt;=[.H7]" style:apply-style-name="ConditionalStyle_5f_1" style:base-cell-address="KiCost.R7"/>
    </style:style>
    <style:style style:name="ce29" style:family="table-cell" style:parent-style-name="Default" style:data-style-name="N110">
      <style:table-cell-properties style:rotation-align="none"/>
      <style:map style:condition="cell-content()&lt;=[.H8]" style:apply-style-name="ConditionalStyle_5f_1" style:base-cell-address="KiCost.R8"/>
    </style:style>
    <style:style style:name="ce30" style:family="table-cell" style:parent-style-name="Default" style:data-style-name="N110">
      <style:table-cell-properties style:rotation-align="none"/>
      <style:map style:condition="cell-content()&lt;=[.H9]" style:apply-style-name="ConditionalStyle_5f_1" style:base-cell-address="KiCost.R9"/>
    </style:style>
    <style:style style:name="ce31" style:family="table-cell" style:parent-style-name="Default" style:data-style-name="N110">
      <style:table-cell-properties style:rotation-align="none"/>
      <style:map style:condition="cell-content()&lt;=[.H10]" style:apply-style-name="ConditionalStyle_5f_1" style:base-cell-address="KiCost.R10"/>
    </style:style>
    <style:style style:name="ce32" style:family="table-cell" style:parent-style-name="Default" style:data-style-name="N110">
      <style:table-cell-properties style:rotation-align="none"/>
      <style:map style:condition="cell-content()&lt;=[.H11]" style:apply-style-name="ConditionalStyle_5f_1" style:base-cell-address="KiCost.R11"/>
    </style:style>
    <style:style style:name="ce33" style:family="table-cell" style:parent-style-name="Default" style:data-style-name="N110">
      <style:table-cell-properties style:rotation-align="none"/>
      <style:map style:condition="cell-content()&lt;=[.H13]" style:apply-style-name="ConditionalStyle_5f_1" style:base-cell-address="KiCost.R13"/>
    </style:style>
    <style:style style:name="ce34" style:family="table-cell" style:parent-style-name="Default" style:data-style-name="N110">
      <style:table-cell-properties style:rotation-align="none"/>
      <style:map style:condition="cell-content()&lt;=[.H14]" style:apply-style-name="ConditionalStyle_5f_1" style:base-cell-address="KiCost.R14"/>
    </style:style>
    <style:style style:name="ce35" style:family="table-cell" style:parent-style-name="Default" style:data-style-name="N110">
      <style:table-cell-properties style:rotation-align="none"/>
      <style:map style:condition="cell-content()&lt;=[.I7]" style:apply-style-name="ConditionalStyle_5f_1" style:base-cell-address="KiCost.S7"/>
    </style:style>
    <style:style style:name="ce36" style:family="table-cell" style:parent-style-name="Default" style:data-style-name="N110">
      <style:table-cell-properties style:rotation-align="none"/>
      <style:map style:condition="cell-content()&lt;=[.I8]" style:apply-style-name="ConditionalStyle_5f_1" style:base-cell-address="KiCost.S8"/>
    </style:style>
    <style:style style:name="ce37" style:family="table-cell" style:parent-style-name="Default" style:data-style-name="N110">
      <style:table-cell-properties style:rotation-align="none"/>
      <style:map style:condition="cell-content()&lt;=[.I9]" style:apply-style-name="ConditionalStyle_5f_1" style:base-cell-address="KiCost.S9"/>
    </style:style>
    <style:style style:name="ce38" style:family="table-cell" style:parent-style-name="Default" style:data-style-name="N110">
      <style:table-cell-properties style:rotation-align="none"/>
      <style:map style:condition="cell-content()&lt;=[.I10]" style:apply-style-name="ConditionalStyle_5f_1" style:base-cell-address="KiCost.S10"/>
    </style:style>
    <style:style style:name="ce39" style:family="table-cell" style:parent-style-name="Default" style:data-style-name="N110">
      <style:table-cell-properties style:rotation-align="none"/>
      <style:map style:condition="cell-content()&lt;=[.I11]" style:apply-style-name="ConditionalStyle_5f_1" style:base-cell-address="KiCost.S11"/>
    </style:style>
    <style:style style:name="ce40" style:family="table-cell" style:parent-style-name="Default" style:data-style-name="N110">
      <style:table-cell-properties style:rotation-align="none"/>
      <style:map style:condition="cell-content()&lt;=[.I13]" style:apply-style-name="ConditionalStyle_5f_1" style:base-cell-address="KiCost.S13"/>
    </style:style>
    <style:style style:name="ce41" style:family="table-cell" style:parent-style-name="Default" style:data-style-name="N110">
      <style:table-cell-properties style:rotation-align="none"/>
      <style:map style:condition="cell-content()&lt;=[.I14]" style:apply-style-name="ConditionalStyle_5f_1" style:base-cell-address="KiCost.S14"/>
    </style:style>
    <style:style style:name="ce42" style:family="table-cell" style:parent-style-name="Default">
      <style:table-cell-properties fo:background-color="#a2ae06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3" style:family="table-cell" style:parent-style-name="Default">
      <style:table-cell-properties fo:background-color="#a2ae0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gr1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74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KiCost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-group>
          <table:table-column table:style-name="co1" table:default-cell-style-name="Default"/>
          <table:table-column-group>
            <table:table-column table:style-name="co1" table:number-columns-repeated="2" table:default-cell-style-name="Default"/>
          </table:table-column-group>
        </table:table-column-group>
        <table:table-column table:style-name="co2" table:default-cell-style-name="Default"/>
        <table:table-column-group>
          <table:table-column-group>
            <table:table-column table:style-name="co1" table:number-columns-repeated="2" table:default-cell-style-name="Default"/>
          </table:table-column-group>
          <table:table-column table:style-name="co1" table:default-cell-style-name="Default"/>
          <table:table-column-group>
            <table:table-column table:style-name="co1" table:number-columns-repeated="2" table:default-cell-style-name="Default"/>
          </table:table-column-group>
        </table:table-column-group>
        <table:table-column table:style-name="co2" table:default-cell-style-name="Default"/>
        <table:table-column-group>
          <table:table-column-group>
            <table:table-column table:style-name="co1" table:number-columns-repeated="2" table:default-cell-style-name="Default"/>
          </table:table-column-group>
          <table:table-column table:style-name="co1" table:default-cell-style-name="Default"/>
          <table:table-column-group>
            <table:table-column table:style-name="co1" table:number-columns-repeated="2" table:default-cell-style-name="Default"/>
          </table:table-column-group>
        </table:table-column-group>
        <table:table-column table:style-name="co2" table:default-cell-style-name="Default"/>
        <table:table-column-group>
          <table:table-column-group>
            <table:table-column table:style-name="co1" table:number-columns-repeated="2" table:default-cell-style-name="Default"/>
          </table:table-column-group>
        </table:table-column-group>
        <table:table-column table:style-name="co3" table:number-columns-repeated="997" table:default-cell-style-name="Default"/>
        <table:table-row table:style-name="ro1">
          <table:table-cell table:number-columns-repeated="7"/>
          <table:table-cell table:style-name="ce4" office:value-type="string" calcext:value-type="string">
            <text:p>Board Qty: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5" office:value-type="string" calcext:value-type="string">
            <text:p>Total Cost:</text:p>
          </table:table-cell>
          <table:table-cell table:style-name="ce7" table:formula="of:=SUM([.I7:.I14])" office:value-type="currency" office:value="7.5774" calcext:value-type="currency">
            <text:p>$7,58</text:p>
          </table:table-cell>
          <table:table-cell table:number-columns-repeated="3"/>
          <table:table-cell table:style-name="ce7" table:formula="of:=SUM([.M7:.M14])" office:value-type="currency" office:value="8.3974" calcext:value-type="currency">
            <text:p>$8,40</text:p>
          </table:table-cell>
          <table:table-cell table:number-columns-repeated="5"/>
          <table:table-cell table:style-name="ce7" table:formula="of:=SUM([.S7:.S14])" office:value-type="currency" office:value="9.086" calcext:value-type="currency">
            <text:p>$9,09</text:p>
          </table:table-cell>
          <table:table-cell table:number-columns-repeated="5"/>
          <table:table-cell table:style-name="ce7" table:formula="of:=SUM([.Y7:.Y14])" office:value-type="currency" office:value="0" calcext:value-type="currency">
            <text:p>$0,00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style-name="ce5" office:value-type="string" calcext:value-type="string">
            <text:p>Unit Cost:</text:p>
          </table:table-cell>
          <table:table-cell table:style-name="ce8" table:formula="of:=TotalCost/BoardQty" office:value-type="currency" office:value="7.5774" calcext:value-type="currency">
            <text:p>$7,5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9" table:number-rows-spanned="1">
            <text:p>Global Part Info</text:p>
          </table:table-cell>
          <table:covered-table-cell table:number-columns-repeated="8" table:style-name="ce3"/>
          <table:table-cell table:style-name="ce9" office:value-type="string" calcext:value-type="string" table:number-columns-spanned="6" table:number-rows-spanned="1">
            <text:p>Digi-Key</text:p>
          </table:table-cell>
          <table:covered-table-cell table:number-columns-repeated="5" table:style-name="ce10"/>
          <table:table-cell table:style-name="ce26" office:value-type="string" calcext:value-type="string" table:number-columns-spanned="6" table:number-rows-spanned="1">
            <text:p>Mouser</text:p>
          </table:table-cell>
          <table:covered-table-cell table:number-columns-repeated="5" table:style-name="ce27"/>
          <table:table-cell table:style-name="ce42" office:value-type="string" calcext:value-type="string" table:number-columns-spanned="6" table:number-rows-spanned="1">
            <text:p>Newark</text:p>
          </table:table-cell>
          <table:covered-table-cell table:number-columns-repeated="5" table:style-name="ce43"/>
          <table:table-cell table:number-columns-repeated="997"/>
        </table:table-row>
        <table:table-row table:style-name="ro1">
          <table:table-cell table:style-name="ce2" office:value-type="string" calcext:value-type="string">
            <office:annotation draw:style-name="gr1" draw:text-style-name="P1" svg:width="3.584cm" svg:height="1.946cm" svg:x="2.296cm" svg:y="2.377cm" draw:caption-point-x="-0.514cm" draw:caption-point-y="0.278cm">
              <dc:creator>DJB</dc:creator>
              <dc:date>2016-06-13T00:00:00</dc:date>
              <text:p text:style-name="P1">Schematic identifier for each part.</text:p>
            </office:annotation>
            <text:p>Refs</text:p>
          </table:table-cell>
          <table:table-cell table:style-name="ce2" office:value-type="string" calcext:value-type="string">
            <office:annotation draw:style-name="gr1" draw:text-style-name="P1" svg:width="3.584cm" svg:height="1.946cm" svg:x="4.088cm" svg:y="2.377cm" draw:caption-point-x="-0.514cm" draw:caption-point-y="0.278cm">
              <dc:creator>DJB</dc:creator>
              <dc:date>2016-06-13T00:00:00</dc:date>
              <text:p text:style-name="P1">Value of each part.</text:p>
            </office:annotation>
            <text:p>Value</text:p>
          </table:table-cell>
          <table:table-cell table:style-name="ce2" office:value-type="string" calcext:value-type="string">
            <office:annotation draw:style-name="gr1" draw:text-style-name="P1" svg:width="3.584cm" svg:height="1.946cm" svg:x="5.88cm" svg:y="2.377cm" draw:caption-point-x="-0.514cm" draw:caption-point-y="0.278cm">
              <dc:creator>DJB</dc:creator>
              <dc:date>2016-06-13T00:00:00</dc:date>
              <text:p text:style-name="P1">Description of each part.</text:p>
            </office:annotation>
            <text:p>Desc</text:p>
          </table:table-cell>
          <table:table-cell table:style-name="ce2" office:value-type="string" calcext:value-type="string">
            <office:annotation draw:style-name="gr1" draw:text-style-name="P1" svg:width="3.584cm" svg:height="1.946cm" svg:x="7.672cm" svg:y="2.377cm" draw:caption-point-x="-0.514cm" draw:caption-point-y="0.278cm">
              <dc:creator>DJB</dc:creator>
              <dc:date>2016-06-13T00:00:00</dc:date>
              <text:p text:style-name="P1">PCB footprint for each part.</text:p>
            </office:annotation>
            <text:p>Footprint</text:p>
          </table:table-cell>
          <table:table-cell table:style-name="ce2" office:value-type="string" calcext:value-type="string">
            <office:annotation draw:style-name="gr1" draw:text-style-name="P1" svg:width="3.584cm" svg:height="1.946cm" svg:x="9.464cm" svg:y="2.377cm" draw:caption-point-x="-0.514cm" draw:caption-point-y="0.278cm">
              <dc:creator>DJB</dc:creator>
              <dc:date>2016-06-13T00:00:00</dc:date>
              <text:p text:style-name="P1">Manufacturer of each part.</text:p>
            </office:annotation>
            <text:p>Manf</text:p>
          </table:table-cell>
          <table:table-cell table:style-name="ce2" office:value-type="string" calcext:value-type="string">
            <office:annotation draw:style-name="gr1" draw:text-style-name="P1" svg:width="3.584cm" svg:height="1.946cm" svg:x="11.256cm" svg:y="2.377cm" draw:caption-point-x="-0.514cm" draw:caption-point-y="0.278cm">
              <dc:creator>DJB</dc:creator>
              <dc:date>2016-06-13T00:00:00</dc:date>
              <text:p text:style-name="P1">Manufacturer number for each part.</text:p>
            </office:annotation>
            <text:p>Manf#</text:p>
          </table:table-cell>
          <table:table-cell table:style-name="ce2" office:value-type="string" calcext:value-type="string">
            <office:annotation draw:style-name="gr1" draw:text-style-name="P1" svg:width="3.621cm" svg:height="1.946cm" svg:x="13.048cm" svg:y="2.377cm" draw:caption-point-x="-0.514cm" draw:caption-point-y="0.278cm">
              <dc:creator>DJB</dc:creator>
              <dc:date>2016-06-13T00:00:00</dc:date>
              <text:p text:style-name="P1">Total number of each part needed to assemble the board.</text:p>
            </office:annotation>
            <text:p>Qty</text:p>
          </table:table-cell>
          <table:table-cell table:style-name="ce2" office:value-type="string" calcext:value-type="string">
            <office:annotation draw:style-name="gr1" draw:text-style-name="P1" svg:width="3.594cm" svg:height="1.946cm" svg:x="14.84cm" svg:y="2.377cm" draw:caption-point-x="-0.514cm" draw:caption-point-y="0.278cm">
              <dc:creator>DJB</dc:creator>
              <dc:date>2016-06-13T00:00:00</dc:date>
              <text:p text:style-name="P1">Minimum unit price for each part across all distributors.</text:p>
            </office:annotation>
            <text:p>Unit$</text:p>
          </table:table-cell>
          <table:table-cell table:style-name="ce2" office:value-type="string" calcext:value-type="string">
            <office:annotation draw:style-name="gr1" draw:text-style-name="P1" svg:width="3.584cm" svg:height="1.946cm" svg:x="17.92cm" svg:y="2.377cm" draw:caption-point-x="-0.514cm" draw:caption-point-y="0.278cm">
              <dc:creator>DJB</dc:creator>
              <dc:date>2016-06-13T00:00:00</dc:date>
              <text:p text:style-name="P1">Minimum extended price for each part across all distributors.</text:p>
            </office:annotation>
            <text:p>Ext$</text:p>
          </table:table-cell>
          <table:table-cell table:style-name="ce2" office:value-type="string" calcext:value-type="string">
            <office:annotation draw:style-name="gr1" draw:text-style-name="P1" svg:width="3.584cm" svg:height="1.946cm" svg:x="19.712cm" svg:y="2.377cm" draw:caption-point-x="-0.514cm" draw:caption-point-y="0.278cm">
              <dc:creator>DJB</dc:creator>
              <dc:date>2016-06-13T00:00:00</dc:date>
              <text:p text:style-name="P1">Available quantity of each part at the distributor.</text:p>
            </office:annotation>
            <text:p>Avail</text:p>
          </table:table-cell>
          <table:table-cell table:style-name="ce2" office:value-type="string" calcext:value-type="string">
            <office:annotation draw:style-name="gr1" draw:text-style-name="P1" svg:width="4.872cm" svg:height="1.946cm" svg:x="21.504cm" svg:y="2.377cm" draw:caption-point-x="-0.514cm" draw:caption-point-y="0.278cm">
              <dc:creator>DJB</dc:creator>
              <dc:date>2016-06-13T00:00:00</dc:date>
              <text:p text:style-name="P1">Purchase quantity of each part from this distributor.</text:p>
            </office:annotation>
            <text:p>Purch</text:p>
          </table:table-cell>
          <table:table-cell table:style-name="ce2" office:value-type="string" calcext:value-type="string">
            <office:annotation draw:style-name="gr1" draw:text-style-name="P1" svg:width="4.872cm" svg:height="1.946cm" svg:x="23.296cm" svg:y="2.377cm" draw:caption-point-x="-0.514cm" draw:caption-point-y="0.278cm">
              <dc:creator>DJB</dc:creator>
              <dc:date>2016-06-13T00:00:00</dc:date>
              <text:p text:style-name="P1">Unit price of each part from this distributor.</text:p>
            </office:annotation>
            <text:p>Unit$</text:p>
          </table:table-cell>
          <table:table-cell table:style-name="ce2" office:value-type="string" calcext:value-type="string">
            <office:annotation draw:style-name="gr1" draw:text-style-name="P1" svg:width="3.584cm" svg:height="1.946cm" svg:x="26.376cm" svg:y="2.377cm" draw:caption-point-x="-0.514cm" draw:caption-point-y="0.278cm">
              <dc:creator>DJB</dc:creator>
              <dc:date>2016-06-13T00:00:00</dc:date>
              <text:p text:style-name="P1">(Unit Price) x (Purchase Qty) of each part from this distributor.</text:p>
            </office:annotation>
            <text:p>Ext$</text:p>
          </table:table-cell>
          <table:table-cell table:style-name="ce2" office:value-type="string" calcext:value-type="string">
            <office:annotation draw:style-name="gr1" draw:text-style-name="P1" svg:width="3.585cm" svg:height="1.946cm" svg:x="28.168cm" svg:y="2.377cm" draw:caption-point-x="-0.514cm" draw:caption-point-y="0.278cm">
              <dc:creator>DJB</dc:creator>
              <dc:date>2016-06-13T00:00:00</dc:date>
              <text:p text:style-name="P1">Distributor-assigned part number for each part.</text:p>
            </office:annotation>
            <text:p>Cat#</text:p>
          </table:table-cell>
          <table:table-cell table:style-name="ce2" office:value-type="string" calcext:value-type="string">
            <office:annotation draw:style-name="gr1" draw:text-style-name="P1" svg:width="3.585cm" svg:height="1.946cm" svg:x="29.96cm" svg:y="2.377cm" draw:caption-point-x="-0.514cm" draw:caption-point-y="0.278cm">
              <dc:creator>DJB</dc:creator>
              <dc:date>2016-06-13T00:00:00</dc:date>
              <text:p text:style-name="P1">Link to distributor webpage for each part.</text:p>
            </office:annotation>
            <text:p>Doc</text:p>
          </table:table-cell>
          <table:table-cell table:style-name="ce2" office:value-type="string" calcext:value-type="string">
            <office:annotation draw:style-name="gr1" draw:text-style-name="P1" svg:width="3.584cm" svg:height="1.946cm" svg:x="31.753cm" svg:y="2.377cm" draw:caption-point-x="-0.514cm" draw:caption-point-y="0.278cm">
              <dc:creator>DJB</dc:creator>
              <dc:date>2016-06-13T00:00:00</dc:date>
              <text:p text:style-name="P1">Available quantity of each part at the distributor.</text:p>
            </office:annotation>
            <text:p>Avail</text:p>
          </table:table-cell>
          <table:table-cell table:style-name="ce2" office:value-type="string" calcext:value-type="string">
            <office:annotation draw:style-name="gr1" draw:text-style-name="P1" svg:width="4.872cm" svg:height="1.946cm" svg:x="33.545cm" svg:y="2.377cm" draw:caption-point-x="-0.514cm" draw:caption-point-y="0.278cm">
              <dc:creator>DJB</dc:creator>
              <dc:date>2016-06-13T00:00:00</dc:date>
              <text:p text:style-name="P1">Purchase quantity of each part from this distributor.</text:p>
            </office:annotation>
            <text:p>Purch</text:p>
          </table:table-cell>
          <table:table-cell table:style-name="ce2" office:value-type="string" calcext:value-type="string">
            <office:annotation draw:style-name="gr1" draw:text-style-name="P1" svg:width="4.872cm" svg:height="1.946cm" svg:x="35.337cm" svg:y="2.377cm" draw:caption-point-x="-0.514cm" draw:caption-point-y="0.278cm">
              <dc:creator>DJB</dc:creator>
              <dc:date>2016-06-13T00:00:00</dc:date>
              <text:p text:style-name="P1">Unit price of each part from this distributor.</text:p>
            </office:annotation>
            <text:p>Unit$</text:p>
          </table:table-cell>
          <table:table-cell table:style-name="ce2" office:value-type="string" calcext:value-type="string">
            <office:annotation draw:style-name="gr1" draw:text-style-name="P1" svg:width="3.584cm" svg:height="1.946cm" svg:x="38.417cm" svg:y="2.377cm" draw:caption-point-x="-0.514cm" draw:caption-point-y="0.278cm">
              <dc:creator>DJB</dc:creator>
              <dc:date>2016-06-13T00:00:00</dc:date>
              <text:p text:style-name="P1">(Unit Price) x (Purchase Qty) of each part from this distributor.</text:p>
            </office:annotation>
            <text:p>Ext$</text:p>
          </table:table-cell>
          <table:table-cell table:style-name="ce2" office:value-type="string" calcext:value-type="string">
            <office:annotation draw:style-name="gr1" draw:text-style-name="P1" svg:width="3.584cm" svg:height="1.946cm" svg:x="40.209cm" svg:y="2.377cm" draw:caption-point-x="-0.514cm" draw:caption-point-y="0.278cm">
              <dc:creator>DJB</dc:creator>
              <dc:date>2016-06-13T00:00:00</dc:date>
              <text:p text:style-name="P1">Distributor-assigned part number for each part.</text:p>
            </office:annotation>
            <text:p>Cat#</text:p>
          </table:table-cell>
          <table:table-cell table:style-name="ce2" office:value-type="string" calcext:value-type="string">
            <office:annotation draw:style-name="gr1" draw:text-style-name="P1" svg:width="3.584cm" svg:height="1.946cm" svg:x="42.001cm" svg:y="2.377cm" draw:caption-point-x="-0.514cm" draw:caption-point-y="0.278cm">
              <dc:creator>DJB</dc:creator>
              <dc:date>2016-06-13T00:00:00</dc:date>
              <text:p text:style-name="P1">Link to distributor webpage for each part.</text:p>
            </office:annotation>
            <text:p>Doc</text:p>
          </table:table-cell>
          <table:table-cell table:style-name="ce2" office:value-type="string" calcext:value-type="string">
            <office:annotation draw:style-name="gr1" draw:text-style-name="P1" svg:width="3.584cm" svg:height="1.946cm" svg:x="43.793cm" svg:y="2.377cm" draw:caption-point-x="-0.514cm" draw:caption-point-y="0.278cm">
              <dc:creator>DJB</dc:creator>
              <dc:date>2016-06-13T00:00:00</dc:date>
              <text:p text:style-name="P1">Available quantity of each part at the distributor.</text:p>
            </office:annotation>
            <text:p>Avail</text:p>
          </table:table-cell>
          <table:table-cell table:style-name="ce2" office:value-type="string" calcext:value-type="string">
            <office:annotation draw:style-name="gr1" draw:text-style-name="P1" svg:width="4.872cm" svg:height="1.946cm" svg:x="45.585cm" svg:y="2.377cm" draw:caption-point-x="-0.514cm" draw:caption-point-y="0.278cm">
              <dc:creator>DJB</dc:creator>
              <dc:date>2016-06-13T00:00:00</dc:date>
              <text:p text:style-name="P1">Purchase quantity of each part from this distributor.</text:p>
            </office:annotation>
            <text:p>Purch</text:p>
          </table:table-cell>
          <table:table-cell table:style-name="ce2" office:value-type="string" calcext:value-type="string">
            <office:annotation draw:style-name="gr1" draw:text-style-name="P1" svg:width="4.872cm" svg:height="1.946cm" svg:x="47.377cm" svg:y="2.377cm" draw:caption-point-x="-0.514cm" draw:caption-point-y="0.278cm">
              <dc:creator>DJB</dc:creator>
              <dc:date>2016-06-13T00:00:00</dc:date>
              <text:p text:style-name="P1">Unit price of each part from this distributor.</text:p>
            </office:annotation>
            <text:p>Unit$</text:p>
          </table:table-cell>
          <table:table-cell table:style-name="ce2" office:value-type="string" calcext:value-type="string">
            <office:annotation draw:style-name="gr1" draw:text-style-name="P1" svg:width="3.584cm" svg:height="1.946cm" svg:x="50.457cm" svg:y="2.377cm" draw:caption-point-x="-0.514cm" draw:caption-point-y="0.278cm">
              <dc:creator>DJB</dc:creator>
              <dc:date>2016-06-13T00:00:00</dc:date>
              <text:p text:style-name="P1">(Unit Price) x (Purchase Qty) of each part from this distributor.</text:p>
            </office:annotation>
            <text:p>Ext$</text:p>
          </table:table-cell>
          <table:table-cell table:style-name="ce2" office:value-type="string" calcext:value-type="string">
            <office:annotation draw:style-name="gr1" draw:text-style-name="P1" svg:width="3.503cm" svg:height="1.946cm" svg:x="52.249cm" svg:y="2.377cm" draw:caption-point-x="-0.514cm" draw:caption-point-y="0.278cm">
              <dc:creator>DJB</dc:creator>
              <dc:date>2016-06-13T00:00:00</dc:date>
              <text:p text:style-name="P1">Distributor-assigned part number for each part.</text:p>
            </office:annotation>
            <text:p>Cat#</text:p>
          </table:table-cell>
          <table:table-cell table:style-name="ce2" office:value-type="string" calcext:value-type="string">
            <office:annotation draw:style-name="gr1" draw:text-style-name="P1" svg:width="3.422cm" svg:height="1.946cm" svg:x="54.041cm" svg:y="2.377cm" draw:caption-point-x="-0.514cm" draw:caption-point-y="0.278cm">
              <dc:creator>DJB</dc:creator>
              <dc:date>2016-06-13T00:00:00</dc:date>
              <text:p text:style-name="P1">Link to distributor webpage for each part.</text:p>
            </office:annotation>
            <text:p>Do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XA1</text:p>
          </table:table-cell>
          <table:table-cell office:value-type="string" calcext:value-type="string">
            <text:p>Conn_Poncho2P_2x_20x2</text:p>
          </table:table-cell>
          <table:table-cell/>
          <table:table-cell office:value-type="string" calcext:value-type="string">
            <text:p>ej2:Conn_Poncho_Derecha</text:p>
          </table:table-cell>
          <table:table-cell office:value-type="string" calcext:value-type="string">
            <text:p>Harwin</text:p>
          </table:table-cell>
          <table:table-cell office:value-type="string" calcext:value-type="string">
            <text:p>M50-3502042</text:p>
          </table:table-cell>
          <table:table-cell table:formula="of:=BoardQty*1" office:value-type="float" office:value="1" calcext:value-type="float">
            <text:p>1</text:p>
          </table:table-cell>
          <table:table-cell table:style-name="ce6" table:formula="of:=MINA(INDIRECT(ADDRESS(ROW();COLUMN(newark_part_data)+2));INDIRECT(ADDRESS(ROW();COLUMN(digikey_part_data)+2));INDIRECT(ADDRESS(ROW();COLUMN(mouser_part_data)+2)))" office:value-type="currency" office:value="3.3" calcext:value-type="currency">
            <text:p>$3,30</text:p>
          </table:table-cell>
          <table:table-cell table:style-name="ce6" table:formula="of:=IFERROR([.G7]*[.H7];&quot;&quot;)" office:value-type="currency" office:value="3.3" calcext:value-type="currency">
            <text:p>$3,30</text:p>
          </table:table-cell>
          <table:table-cell office:value-type="float" office:value="613" calcext:value-type="float">
            <text:p>613</text:p>
          </table:table-cell>
          <table:table-cell/>
          <table:table-cell table:style-name="ce11" table:formula="of:=IFERROR(LOOKUP(IF([.K7]=&quot;&quot;;[.G7];[.K7]);{0;1;10;100;500;1000;5000;10000};{0;3.82;3.422;2.8182;2.22772;1.91235;1.7446;1.6775});&quot;&quot;)" office:value-type="currency" office:value="3.82" calcext:value-type="currency">
            <text:p>$3,82</text:p>
          </table:table-cell>
          <table:table-cell table:style-name="ce18" table:formula="of:=IFERROR(IF([.K7]=&quot;&quot;;[.G7];[.K7])*[.L7];&quot;&quot;)" office:value-type="currency" office:value="3.82" calcext:value-type="currency">
            <text:p>$3,82</text:p>
          </table:table-cell>
          <table:table-cell office:value-type="string" calcext:value-type="string">
            <text:p>952-1387-ND</text:p>
          </table:table-cell>
          <table:table-cell table:style-name="ce25" office:value-type="string" calcext:value-type="string">
            <text:p><text:a xlink:href="http://www.digikey.com/scripts/DkSearch/dksus.dll?WT.z_header=search_go&amp;lang=en&amp;keywords=952-1387-ND%20Harwin" xlink:type="simple">Link</text:a>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28" table:formula="of:=IFERROR(LOOKUP(IF([.Q7]=&quot;&quot;;[.G7];[.Q7]);{0;1;10;25;100;250;500;1000;2500;5000};{0;3.3;3.17;2.77;2.65;2.31;2.25;1.92;1.79;1.71});&quot;&quot;)" office:value-type="currency" office:value="3.3" calcext:value-type="currency">
            <text:p>$3,30</text:p>
          </table:table-cell>
          <table:table-cell table:style-name="ce35" table:formula="of:=IFERROR(IF([.Q7]=&quot;&quot;;[.G7];[.Q7])*[.R7];&quot;&quot;)" office:value-type="currency" office:value="3.3" calcext:value-type="currency">
            <text:p>$3,30</text:p>
          </table:table-cell>
          <table:table-cell office:value-type="string" calcext:value-type="string">
            <text:p>855-M50-3502042</text:p>
          </table:table-cell>
          <table:table-cell table:style-name="ce25" office:value-type="string" calcext:value-type="string">
            <text:p><text:a xlink:href="http://www.mouser.com/Search/Refine.aspx?Keyword=M50-3502042%20Harwin" xlink:type="simple">Link</text:a></text:p>
          </table:table-cell>
          <table:table-cell table:number-columns-repeated="5"/>
          <table:table-cell table:style-name="ce25" office:value-type="string" calcext:value-type="string">
            <text:p><text:a xlink:href="http://www.newark.com/webapp/wcs/stores/servlet/Search?catalogId=15003&amp;langId=-1&amp;storeId=10194&amp;gs=true&amp;st=M50-3502042%20Harwin" xlink:type="simple">Link</text:a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ej2:CON_PALETA_3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640456-3</text:p>
          </table:table-cell>
          <table:table-cell table:formula="of:=BoardQty*1" office:value-type="float" office:value="1" calcext:value-type="float">
            <text:p>1</text:p>
          </table:table-cell>
          <table:table-cell table:style-name="ce6" table:formula="of:=MINA(INDIRECT(ADDRESS(ROW();COLUMN(newark_part_data)+2));INDIRECT(ADDRESS(ROW();COLUMN(digikey_part_data)+2));INDIRECT(ADDRESS(ROW();COLUMN(mouser_part_data)+2)))" office:value-type="currency" office:value="0.12" calcext:value-type="currency">
            <text:p>$0,12</text:p>
          </table:table-cell>
          <table:table-cell table:style-name="ce6" table:formula="of:=IFERROR([.G8]*[.H8];&quot;&quot;)" office:value-type="currency" office:value="0.12" calcext:value-type="currency">
            <text:p>$0,12</text:p>
          </table:table-cell>
          <table:table-cell office:value-type="float" office:value="69130" calcext:value-type="float">
            <text:p>69130</text:p>
          </table:table-cell>
          <table:table-cell/>
          <table:table-cell table:style-name="ce12" table:formula="of:=IFERROR(LOOKUP(IF([.K8]=&quot;&quot;;[.G8];[.K8]);{0;1;10;100;500;1000;2000;5000;10000;25000};{0;0.13;0.119;0.095;0.088;0.081;0.075;0.07;0.056;0.052});&quot;&quot;)" office:value-type="currency" office:value="0.13" calcext:value-type="currency">
            <text:p>$0,13</text:p>
          </table:table-cell>
          <table:table-cell table:style-name="ce19" table:formula="of:=IFERROR(IF([.K8]=&quot;&quot;;[.G8];[.K8])*[.L8];&quot;&quot;)" office:value-type="currency" office:value="0.13" calcext:value-type="currency">
            <text:p>$0,13</text:p>
          </table:table-cell>
          <table:table-cell office:value-type="string" calcext:value-type="string">
            <text:p>A19470-ND</text:p>
          </table:table-cell>
          <table:table-cell table:style-name="ce25" office:value-type="string" calcext:value-type="string">
            <text:p><text:a xlink:href="http://www.digikey.com/scripts/DkSearch/dksus.dll?WT.z_header=search_go&amp;lang=en&amp;keywords=A19470-ND%20AMP" xlink:type="simple">Link</text:a></text:p>
          </table:table-cell>
          <table:table-cell office:value-type="float" office:value="47047" calcext:value-type="float">
            <text:p>47047</text:p>
          </table:table-cell>
          <table:table-cell/>
          <table:table-cell table:style-name="ce29" table:formula="of:=IFERROR(LOOKUP(IF([.Q8]=&quot;&quot;;[.G8];[.Q8]);{0;1;10;100;500;1000;2000;5000;10000;25000};{0;0.12;0.116;0.092;0.085;0.078;0.073;0.068;0.055;0.05});&quot;&quot;)" office:value-type="currency" office:value="0.12" calcext:value-type="currency">
            <text:p>$0,12</text:p>
          </table:table-cell>
          <table:table-cell table:style-name="ce36" table:formula="of:=IFERROR(IF([.Q8]=&quot;&quot;;[.G8];[.Q8])*[.R8];&quot;&quot;)" office:value-type="currency" office:value="0.12" calcext:value-type="currency">
            <text:p>$0,12</text:p>
          </table:table-cell>
          <table:table-cell office:value-type="string" calcext:value-type="string">
            <text:p>571-6404563</text:p>
          </table:table-cell>
          <table:table-cell table:style-name="ce25" office:value-type="string" calcext:value-type="string">
            <text:p><text:a xlink:href="http://www.mouser.com/ProductDetail/TE-Connectivity-AMP/640456-3/?qs=sGAEpiMZZMs%252bGHln7q6pm5E1Eb6qwPl2bZeLrWq0xYY%3d" xlink:type="simple">Link</text:a></text:p>
          </table:table-cell>
          <table:table-cell table:number-columns-repeated="5"/>
          <table:table-cell table:style-name="ce25" office:value-type="string" calcext:value-type="string">
            <text:p><text:a xlink:href="http://www.newark.com/webapp/wcs/stores/servlet/Search?catalogId=15003&amp;langId=-1&amp;storeId=10194&amp;gs=true&amp;st=640456-3%20AMP" xlink:type="simple">Link</text:a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1,R2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120660R0KNEAIF</text:p>
          </table:table-cell>
          <table:table-cell table:formula="of:=BoardQty*2" office:value-type="float" office:value="2" calcext:value-type="float">
            <text:p>2</text:p>
          </table:table-cell>
          <table:table-cell table:style-name="ce6" table:formula="of:=MINA(INDIRECT(ADDRESS(ROW();COLUMN(newark_part_data)+2));INDIRECT(ADDRESS(ROW();COLUMN(digikey_part_data)+2));INDIRECT(ADDRESS(ROW();COLUMN(mouser_part_data)+2)))" office:value-type="currency" office:value="0.0837" calcext:value-type="currency">
            <text:p>$0,08</text:p>
          </table:table-cell>
          <table:table-cell table:style-name="ce6" table:formula="of:=IFERROR([.G9]*[.H9];&quot;&quot;)" office:value-type="currency" office:value="0.1674" calcext:value-type="currency">
            <text:p>$0,17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" table:formula="of:=IFERROR(LOOKUP(IF([.K9]=&quot;&quot;;[.G9];[.K9]);{0;1;5000};{0;0.0837;0.0837});&quot;&quot;)" office:value-type="currency" office:value="0.0837" calcext:value-type="currency">
            <text:p>$0,08</text:p>
          </table:table-cell>
          <table:table-cell table:style-name="ce20" table:formula="of:=IFERROR(IF([.K9]=&quot;&quot;;[.G9];[.K9])*[.L9];&quot;&quot;)" office:value-type="currency" office:value="0.1674" calcext:value-type="currency">
            <text:p>$0,17</text:p>
          </table:table-cell>
          <table:table-cell office:value-type="string" calcext:value-type="string">
            <text:p>CRCW120660R0KNEAIF-ND</text:p>
          </table:table-cell>
          <table:table-cell table:style-name="ce25" office:value-type="string" calcext:value-type="string">
            <text:p><text:a xlink:href="http://www.digikey.com/scripts/DkSearch/dksus.dll?WT.z_header=search_go&amp;lang=en&amp;keywords=CRCW120660R0KNEAIF-ND%20Vishay%20Dale" xlink:type="simple">Link</text:a></text:p>
          </table:table-cell>
          <table:table-cell office:value-type="float" office:value="2967" calcext:value-type="float">
            <text:p>2967</text:p>
          </table:table-cell>
          <table:table-cell/>
          <table:table-cell table:style-name="ce30" table:formula="of:=IFERROR(LOOKUP(IF([.Q9]=&quot;&quot;;[.G9];[.Q9]);{0;1;10;100;1000;5000;10000;25000;50000;100000};{0;0.838;0.451;0.259;0.245;0.133;0.13;0.125;0.123;0.121});&quot;&quot;)" office:value-type="currency" office:value="0.838" calcext:value-type="currency">
            <text:p>$0,84</text:p>
          </table:table-cell>
          <table:table-cell table:style-name="ce37" table:formula="of:=IFERROR(IF([.Q9]=&quot;&quot;;[.G9];[.Q9])*[.R9];&quot;&quot;)" office:value-type="currency" office:value="1.676" calcext:value-type="currency">
            <text:p>$1,68</text:p>
          </table:table-cell>
          <table:table-cell office:value-type="string" calcext:value-type="string">
            <text:p>71-CRCW120660R0KNAIF</text:p>
          </table:table-cell>
          <table:table-cell table:style-name="ce25" office:value-type="string" calcext:value-type="string">
            <text:p><text:a xlink:href="http://www.mouser.com/Search/Refine.aspx?Keyword=CRCW120660R0KNEAIF%20Vishay%20Dale" xlink:type="simple">Link</text:a>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P3232ECN</text:p>
          </table:table-cell>
          <table:table-cell table:number-columns-repeated="2"/>
          <table:table-cell office:value-type="string" calcext:value-type="string">
            <text:p>Exar</text:p>
          </table:table-cell>
          <table:table-cell office:value-type="string" calcext:value-type="string">
            <text:p>SP3232ECN-L/TR</text:p>
          </table:table-cell>
          <table:table-cell table:formula="of:=BoardQty*1" office:value-type="float" office:value="1" calcext:value-type="float">
            <text:p>1</text:p>
          </table:table-cell>
          <table:table-cell table:style-name="ce6" table:formula="of:=MINA(INDIRECT(ADDRESS(ROW();COLUMN(newark_part_data)+2));INDIRECT(ADDRESS(ROW();COLUMN(digikey_part_data)+2));INDIRECT(ADDRESS(ROW();COLUMN(mouser_part_data)+2)))" office:value-type="currency" office:value="1.02" calcext:value-type="currency">
            <text:p>$1,02</text:p>
          </table:table-cell>
          <table:table-cell table:style-name="ce6" table:formula="of:=IFERROR([.G10]*[.H10];&quot;&quot;)" office:value-type="currency" office:value="1.02" calcext:value-type="currency">
            <text:p>$1,02</text:p>
          </table:table-cell>
          <table:table-cell office:value-type="float" office:value="5834" calcext:value-type="float">
            <text:p>5834</text:p>
          </table:table-cell>
          <table:table-cell/>
          <table:table-cell table:style-name="ce14" table:formula="of:=IFERROR(LOOKUP(IF([.K10]=&quot;&quot;;[.G10];[.K10]);{0;1;10;25;100;250;500;1000;2500};{0;1.06;0.936;0.8456;0.7397;0.64876;0.57536;0.52572;0.38});&quot;&quot;)" office:value-type="currency" office:value="1.06" calcext:value-type="currency">
            <text:p>$1,06</text:p>
          </table:table-cell>
          <table:table-cell table:style-name="ce21" table:formula="of:=IFERROR(IF([.K10]=&quot;&quot;;[.G10];[.K10])*[.L10];&quot;&quot;)" office:value-type="currency" office:value="1.06" calcext:value-type="currency">
            <text:p>$1,06</text:p>
          </table:table-cell>
          <table:table-cell office:value-type="string" calcext:value-type="string">
            <text:p>1016-1803-1-ND</text:p>
          </table:table-cell>
          <table:table-cell table:style-name="ce25" office:value-type="string" calcext:value-type="string">
            <text:p><text:a xlink:href="http://www.digikey.com/scripts/DkSearch/dksus.dll?WT.z_header=search_go&amp;lang=en&amp;keywords=1016-1803-1-ND%20Exar" xlink:type="simple">Link</text:a></text:p>
          </table:table-cell>
          <table:table-cell office:value-type="float" office:value="5021" calcext:value-type="float">
            <text:p>5021</text:p>
          </table:table-cell>
          <table:table-cell/>
          <table:table-cell table:style-name="ce31" table:formula="of:=IFERROR(LOOKUP(IF([.Q10]=&quot;&quot;;[.G10];[.Q10]);{0;1;10;25;50;100;250;500;1000;2500};{0;1.02;0.907;0.82;0.735;0.717;0.629;0.556;0.379;0.379});&quot;&quot;)" office:value-type="currency" office:value="1.02" calcext:value-type="currency">
            <text:p>$1,02</text:p>
          </table:table-cell>
          <table:table-cell table:style-name="ce38" table:formula="of:=IFERROR(IF([.Q10]=&quot;&quot;;[.G10];[.Q10])*[.R10];&quot;&quot;)" office:value-type="currency" office:value="1.02" calcext:value-type="currency">
            <text:p>$1,02</text:p>
          </table:table-cell>
          <table:table-cell office:value-type="string" calcext:value-type="string">
            <text:p>701-SP3232ECN-L/TR</text:p>
          </table:table-cell>
          <table:table-cell table:style-name="ce25" office:value-type="string" calcext:value-type="string">
            <text:p><text:a xlink:href="http://www.mouser.com/ProductDetail/Exar/SP3232ECN-L-TR/?qs=sGAEpiMZZMtnIqnDeWcRHXA%2fZ6sw01YXz%2fUsner15T8%3d" xlink:type="simple">Link</text:a></text:p>
          </table:table-cell>
          <table:table-cell table:number-columns-repeated="5"/>
          <table:table-cell table:style-name="ce25" office:value-type="string" calcext:value-type="string">
            <text:p><text:a xlink:href="http://www.newark.com/webapp/wcs/stores/servlet/Search?catalogId=15003&amp;langId=-1&amp;storeId=10194&amp;gs=true&amp;st=SP3232ECN-L%2FTR%20Exar" xlink:type="simple">Link</text:a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AMIS42665TJAA1RG</text:p>
          </table:table-cell>
          <table:table-cell/>
          <table:table-cell office:value-type="string" calcext:value-type="string">
            <text:p>ej2:SOIC-8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AMIS42665TJAA1RG</text:p>
          </table:table-cell>
          <table:table-cell table:formula="of:=BoardQty*1" office:value-type="float" office:value="1" calcext:value-type="float">
            <text:p>1</text:p>
          </table:table-cell>
          <table:table-cell table:style-name="ce6" table:formula="of:=MINA(INDIRECT(ADDRESS(ROW();COLUMN(newark_part_data)+2));INDIRECT(ADDRESS(ROW();COLUMN(digikey_part_data)+2));INDIRECT(ADDRESS(ROW();COLUMN(mouser_part_data)+2)))" office:value-type="currency" office:value="1.12" calcext:value-type="currency">
            <text:p>$1,12</text:p>
          </table:table-cell>
          <table:table-cell table:style-name="ce6" table:formula="of:=IFERROR([.G11]*[.H11];&quot;&quot;)" office:value-type="currency" office:value="1.12" calcext:value-type="currency">
            <text:p>$1,12</text:p>
          </table:table-cell>
          <table:table-cell office:value-type="float" office:value="9243" calcext:value-type="float">
            <text:p>9243</text:p>
          </table:table-cell>
          <table:table-cell/>
          <table:table-cell table:style-name="ce15" table:formula="of:=IFERROR(LOOKUP(IF([.K11]=&quot;&quot;;[.G11];[.K11]);{0;1;10;100;500;1000;3000;6000;15000;30000;75000};{0;1.19;1.064;0.8295;0.686;0.5425;0.49;0.4655;0.448;0.434;0.42});&quot;&quot;)" office:value-type="currency" office:value="1.19" calcext:value-type="currency">
            <text:p>$1,19</text:p>
          </table:table-cell>
          <table:table-cell table:style-name="ce22" table:formula="of:=IFERROR(IF([.K11]=&quot;&quot;;[.G11];[.K11])*[.L11];&quot;&quot;)" office:value-type="currency" office:value="1.19" calcext:value-type="currency">
            <text:p>$1,19</text:p>
          </table:table-cell>
          <table:table-cell office:value-type="string" calcext:value-type="string">
            <text:p>766-1006-1-ND</text:p>
          </table:table-cell>
          <table:table-cell table:style-name="ce25" office:value-type="string" calcext:value-type="string">
            <text:p><text:a xlink:href="http://www.digikey.com/scripts/DkSearch/dksus.dll?WT.z_header=search_go&amp;lang=en&amp;keywords=766-1006-1-ND%20ON" xlink:type="simple">Link</text:a></text:p>
          </table:table-cell>
          <table:table-cell office:value-type="float" office:value="7625" calcext:value-type="float">
            <text:p>7625</text:p>
          </table:table-cell>
          <table:table-cell/>
          <table:table-cell table:style-name="ce32" table:formula="of:=IFERROR(LOOKUP(IF([.Q11]=&quot;&quot;;[.G11];[.Q11]);{0;1;10;100;500;1000;3000;6000;9000;24000};{0;1.12;0.967;0.742;0.656;0.518;0.458;0.449;0.441;0.438});&quot;&quot;)" office:value-type="currency" office:value="1.12" calcext:value-type="currency">
            <text:p>$1,12</text:p>
          </table:table-cell>
          <table:table-cell table:style-name="ce39" table:formula="of:=IFERROR(IF([.Q11]=&quot;&quot;;[.G11];[.Q11])*[.R11];&quot;&quot;)" office:value-type="currency" office:value="1.12" calcext:value-type="currency">
            <text:p>$1,12</text:p>
          </table:table-cell>
          <table:table-cell office:value-type="string" calcext:value-type="string">
            <text:p>863-AMIS42665TJAA1RG</text:p>
          </table:table-cell>
          <table:table-cell table:style-name="ce25" office:value-type="string" calcext:value-type="string">
            <text:p><text:a xlink:href="http://www.mouser.com/Search/Refine.aspx?Keyword=AMIS42665TJAA1RG%20ON" xlink:type="simple">Link</text:a></text:p>
          </table:table-cell>
          <table:table-cell table:number-columns-repeated="5"/>
          <table:table-cell table:style-name="ce25" office:value-type="string" calcext:value-type="string">
            <text:p><text:a xlink:href="http://www.newark.com/on-semiconductor/amis42665tjaa1g/can-transceiver-1mbps-1-1-5-25v/dp/03P1160" xlink:type="simple">Link</text:a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,F2</text:p>
          </table:table-cell>
          <table:table-cell office:value-type="string" calcext:value-type="string">
            <text:p>FIDUCIAL</text:p>
          </table:table-cell>
          <table:table-cell/>
          <table:table-cell office:value-type="string" calcext:value-type="string">
            <text:p>ej2:Fiducial_1mm</text:p>
          </table:table-cell>
          <table:table-cell table:number-columns-repeated="2"/>
          <table:table-cell table:formula="of:=BoardQty*2" office:value-type="float" office:value="2" calcext:value-type="float">
            <text:p>2</text:p>
          </table:table-cell>
          <table:table-cell table:style-name="ce6" table:formula="of:=MINA(INDIRECT(ADDRESS(ROW();COLUMN(newark_part_data)+2));INDIRECT(ADDRESS(ROW();COLUMN(digikey_part_data)+2));INDIRECT(ADDRESS(ROW();COLUMN(mouser_part_data)+2)))" office:value-type="currency" office:value="0" calcext:value-type="currency">
            <text:p>$0,00</text:p>
          </table:table-cell>
          <table:table-cell table:style-name="ce6" table:formula="of:=IFERROR([.G12]*[.H12];&quot;&quot;)" office:value-type="currency" office:value="0" calcext:value-type="currency">
            <text:p>$0,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DB9-F</text:p>
          </table:table-cell>
          <table:table-cell/>
          <table:table-cell office:value-type="string" calcext:value-type="string">
            <text:p>ej2:DB9_F_TH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1734354-1</text:p>
          </table:table-cell>
          <table:table-cell table:formula="of:=BoardQty*1" office:value-type="float" office:value="1" calcext:value-type="float">
            <text:p>1</text:p>
          </table:table-cell>
          <table:table-cell table:style-name="ce6" table:formula="of:=MINA(INDIRECT(ADDRESS(ROW();COLUMN(newark_part_data)+2));INDIRECT(ADDRESS(ROW();COLUMN(digikey_part_data)+2));INDIRECT(ADDRESS(ROW();COLUMN(mouser_part_data)+2)))" office:value-type="currency" office:value="1.19" calcext:value-type="currency">
            <text:p>$1,19</text:p>
          </table:table-cell>
          <table:table-cell table:style-name="ce6" table:formula="of:=IFERROR([.G13]*[.H13];&quot;&quot;)" office:value-type="currency" office:value="1.19" calcext:value-type="currency">
            <text:p>$1,19</text:p>
          </table:table-cell>
          <table:table-cell office:value-type="float" office:value="11176" calcext:value-type="float">
            <text:p>11176</text:p>
          </table:table-cell>
          <table:table-cell/>
          <table:table-cell table:style-name="ce16" table:formula="of:=IFERROR(LOOKUP(IF([.K13]=&quot;&quot;;[.G13];[.K13]);{0;1;10;50;100;250;500;1000;2500;5000};{0;1.37;1.244;1.1168;1.0661;0.96456;0.88842;0.76151;0.71074;0.6752});&quot;&quot;)" office:value-type="currency" office:value="1.37" calcext:value-type="currency">
            <text:p>$1,37</text:p>
          </table:table-cell>
          <table:table-cell table:style-name="ce23" table:formula="of:=IFERROR(IF([.K13]=&quot;&quot;;[.G13];[.K13])*[.L13];&quot;&quot;)" office:value-type="currency" office:value="1.37" calcext:value-type="currency">
            <text:p>$1,37</text:p>
          </table:table-cell>
          <table:table-cell office:value-type="string" calcext:value-type="string">
            <text:p>A35107-ND</text:p>
          </table:table-cell>
          <table:table-cell table:style-name="ce25" office:value-type="string" calcext:value-type="string">
            <text:p><text:a xlink:href="http://www.digikey.com/scripts/DkSearch/dksus.dll?WT.z_header=search_go&amp;lang=en&amp;keywords=A35107-ND%20AMP" xlink:type="simple">Link</text:a></text:p>
          </table:table-cell>
          <table:table-cell office:value-type="float" office:value="10402" calcext:value-type="float">
            <text:p>10402</text:p>
          </table:table-cell>
          <table:table-cell/>
          <table:table-cell table:style-name="ce33" table:formula="of:=IFERROR(LOOKUP(IF([.Q13]=&quot;&quot;;[.G13];[.Q13]);{0;1;25;50;100;500;1000;2500;5000};{0;1.19;1.17;1.07;0.925;0.85;0.727;0.678;0.661});&quot;&quot;)" office:value-type="currency" office:value="1.19" calcext:value-type="currency">
            <text:p>$1,19</text:p>
          </table:table-cell>
          <table:table-cell table:style-name="ce40" table:formula="of:=IFERROR(IF([.Q13]=&quot;&quot;;[.G13];[.Q13])*[.R13];&quot;&quot;)" office:value-type="currency" office:value="1.19" calcext:value-type="currency">
            <text:p>$1,19</text:p>
          </table:table-cell>
          <table:table-cell office:value-type="string" calcext:value-type="string">
            <text:p>571-1734354-1</text:p>
          </table:table-cell>
          <table:table-cell table:style-name="ce25" office:value-type="string" calcext:value-type="string">
            <text:p><text:a xlink:href="http://www.mouser.com/Search/Refine.aspx?Keyword=1734354-1%20AMP" xlink:type="simple">Link</text:a></text:p>
          </table:table-cell>
          <table:table-cell table:number-columns-repeated="5"/>
          <table:table-cell table:style-name="ce25" office:value-type="string" calcext:value-type="string">
            <text:p><text:a xlink:href="http://www.newark.com/webapp/wcs/stores/servlet/Search?catalogId=15003&amp;langId=-1&amp;storeId=10194&amp;gs=true&amp;st=1734354-1%20AMP" xlink:type="simple">Link</text:a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1-C6</text:p>
          </table:table-cell>
          <table:table-cell office:value-type="string" calcext:value-type="string">
            <text:p>100nF</text:p>
          </table:table-cell>
          <table:table-cell/>
          <table:table-cell office:value-type="string" calcext:value-type="string">
            <text:p>Capacitors_SMD:C_1206_HandSoldering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1206KRX7R9BB104</text:p>
          </table:table-cell>
          <table:table-cell table:formula="of:=BoardQty*6" office:value-type="float" office:value="6" calcext:value-type="float">
            <text:p>6</text:p>
          </table:table-cell>
          <table:table-cell table:style-name="ce6" table:formula="of:=MINA(INDIRECT(ADDRESS(ROW();COLUMN(newark_part_data)+2));INDIRECT(ADDRESS(ROW();COLUMN(digikey_part_data)+2));INDIRECT(ADDRESS(ROW();COLUMN(mouser_part_data)+2)))" office:value-type="currency" office:value="0.11" calcext:value-type="currency">
            <text:p>$0,11</text:p>
          </table:table-cell>
          <table:table-cell table:style-name="ce6" table:formula="of:=IFERROR([.G14]*[.H14];&quot;&quot;)" office:value-type="currency" office:value="0.66" calcext:value-type="currency">
            <text:p>$0,66</text:p>
          </table:table-cell>
          <table:table-cell office:value-type="float" office:value="780117" calcext:value-type="float">
            <text:p>780117</text:p>
          </table:table-cell>
          <table:table-cell/>
          <table:table-cell table:style-name="ce17" table:formula="of:=IFERROR(LOOKUP(IF([.K14]=&quot;&quot;;[.G14];[.K14]);{0;1;10;25;100;250;500;1000;4000;8000;12000;28000;100000};{0;0.11;0.08;0.0568;0.0367;0.03004;0.02572;0.02003;0.01536;0.01402;0.01336;0.01269;0.00918});&quot;&quot;)" office:value-type="currency" office:value="0.11" calcext:value-type="currency">
            <text:p>$0,11</text:p>
          </table:table-cell>
          <table:table-cell table:style-name="ce24" table:formula="of:=IFERROR(IF([.K14]=&quot;&quot;;[.G14];[.K14])*[.L14];&quot;&quot;)" office:value-type="currency" office:value="0.66" calcext:value-type="currency">
            <text:p>$0,66</text:p>
          </table:table-cell>
          <table:table-cell office:value-type="string" calcext:value-type="string">
            <text:p>311-1179-1-ND</text:p>
          </table:table-cell>
          <table:table-cell table:style-name="ce25" office:value-type="string" calcext:value-type="string">
            <text:p><text:a xlink:href="http://www.digikey.com/scripts/DkSearch/dksus.dll?WT.z_header=search_go&amp;lang=en&amp;keywords=311-1179-1-ND%20Yageo" xlink:type="simple">Link</text:a></text:p>
          </table:table-cell>
          <table:table-cell office:value-type="float" office:value="49021" calcext:value-type="float">
            <text:p>49021</text:p>
          </table:table-cell>
          <table:table-cell/>
          <table:table-cell table:style-name="ce34" table:formula="of:=IFERROR(LOOKUP(IF([.Q14]=&quot;&quot;;[.G14];[.Q14]);{0;1;10;100;1000;4000;8000;24000;48000;100000};{0;0.11;0.056;0.026;0.02;0.016;0.014;0.013;0.011;0.01});&quot;&quot;)" office:value-type="currency" office:value="0.11" calcext:value-type="currency">
            <text:p>$0,11</text:p>
          </table:table-cell>
          <table:table-cell table:style-name="ce41" table:formula="of:=IFERROR(IF([.Q14]=&quot;&quot;;[.G14];[.Q14])*[.R14];&quot;&quot;)" office:value-type="currency" office:value="0.66" calcext:value-type="currency">
            <text:p>$0,66</text:p>
          </table:table-cell>
          <table:table-cell office:value-type="string" calcext:value-type="string">
            <text:p>603-CC206KRX7R9BB104</text:p>
          </table:table-cell>
          <table:table-cell table:style-name="ce25" office:value-type="string" calcext:value-type="string">
            <text:p><text:a xlink:href="http://www.mouser.com/Search/Refine.aspx?Keyword=CC1206KRX7R9BB104%20Yageo" xlink:type="simple">Link</text:a></text:p>
          </table:table-cell>
          <table:table-cell table:number-columns-repeated="5"/>
          <table:table-cell table:style-name="ce25" office:value-type="string" calcext:value-type="string">
            <text:p><text:a xlink:href="http://www.newark.com/webapp/wcs/stores/servlet/Search?catalogId=15003&amp;langId=-1&amp;storeId=10194&amp;gs=true&amp;st=CC1206KRX7R9BB104%20Yageo" xlink:type="simple">Link</text:a>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number-matrix-columns-spanned="1" table:number-matrix-rows-spanned="1" table:formula="of:=IFERROR(CONCATENATE(TEXT(INDEX([.$K$7:.$K$14];SMALL(IF([.$N$7:.$N$14]&lt;&gt;&quot;&quot;;IF([.$K$7:.$K$14]&lt;&gt;&quot;&quot;;ROW([.$K$7:.$K$14])-MIN(ROW([.$K$7:.$K$14]))+1;&quot;&quot;);&quot;&quot;);ROW()-ROW([.A$16])+1));&quot;##0&quot;);&quot;,&quot;);&quot;&quot;)">
            <text:p/>
          </table:table-cell>
          <table:table-cell table:number-matrix-columns-spanned="1" table:number-matrix-rows-spanned="1" table:formula="of:=IFERROR(CONCATENATE((INDEX([.$N$7:.$N$14];SMALL(IF([.$N$7:.$N$14]&lt;&gt;&quot;&quot;;IF([.$K$7:.$K$14]&lt;&gt;&quot;&quot;;ROW([.$K$7:.$K$14])-MIN(ROW([.$K$7:.$K$14]))+1;&quot;&quot;);&quot;&quot;);ROW()-ROW([.A$16])+1)));&quot;,&quot;);&quot;&quot;)">
            <text:p/>
          </table:table-cell>
          <table:table-cell table:number-matrix-columns-spanned="1" table:number-matrix-rows-spanned="1" table:formula="of:=IFERROR(CONCATENATE((INDEX([.$A$7:.$A$14];SMALL(IF([.$N$7:.$N$14]&lt;&gt;&quot;&quot;;IF([.$K$7:.$K$14]&lt;&gt;&quot;&quot;;ROW([.$K$7:.$K$14])-MIN(ROW([.$K$7:.$K$14]))+1;&quot;&quot;);&quot;&quot;);ROW()-ROW([.A$16])+1))););&quot;&quot;)">
            <text:p/>
          </table:table-cell>
          <table:table-cell table:number-columns-repeated="3"/>
          <table:table-cell table:number-matrix-columns-spanned="1" table:number-matrix-rows-spanned="1" table:formula="of:=IFERROR(CONCATENATE((INDEX([.$T$7:.$T$14];SMALL(IF([.$T$7:.$T$14]&lt;&gt;&quot;&quot;;IF([.$Q$7:.$Q$14]&lt;&gt;&quot;&quot;;ROW([.$Q$7:.$Q$14])-MIN(ROW([.$Q$7:.$Q$14]))+1;&quot;&quot;);&quot;&quot;);ROW()-ROW([.A$16])+1)));&quot; &quot;);&quot;&quot;)">
            <text:p/>
          </table:table-cell>
          <table:table-cell table:number-matrix-columns-spanned="1" table:number-matrix-rows-spanned="1" table:formula="of:=IFERROR(CONCATENATE(TEXT(INDEX([.$Q$7:.$Q$14];SMALL(IF([.$T$7:.$T$14]&lt;&gt;&quot;&quot;;IF([.$Q$7:.$Q$14]&lt;&gt;&quot;&quot;;ROW([.$Q$7:.$Q$14])-MIN(ROW([.$Q$7:.$Q$14]))+1;&quot;&quot;);&quot;&quot;);ROW()-ROW([.A$16])+1));&quot;##0&quot;);&quot; &quot;);&quot;&quot;)">
            <text:p/>
          </table:table-cell>
          <table:table-cell table:number-matrix-columns-spanned="1" table:number-matrix-rows-spanned="1" table:formula="of:=IFERROR(CONCATENATE((INDEX([.$A$7:.$A$14];SMALL(IF([.$T$7:.$T$14]&lt;&gt;&quot;&quot;;IF([.$Q$7:.$Q$14]&lt;&gt;&quot;&quot;;ROW([.$Q$7:.$Q$14])-MIN(ROW([.$Q$7:.$Q$14]))+1;&quot;&quot;);&quot;&quot;);ROW()-ROW([.A$16])+1))););&quot;&quot;)">
            <text:p/>
          </table:table-cell>
          <table:table-cell table:number-columns-repeated="3"/>
          <table:table-cell table:number-matrix-columns-spanned="1" table:number-matrix-rows-spanned="1" table:formula="of:=IFERROR(CONCATENATE((INDEX([.$Z$7:.$Z$14];SMALL(IF([.$Z$7:.$Z$14]&lt;&gt;&quot;&quot;;IF([.$W$7:.$W$14]&lt;&gt;&quot;&quot;;ROW([.$W$7:.$W$14])-MIN(ROW([.$W$7:.$W$14]))+1;&quot;&quot;);&quot;&quot;);ROW()-ROW([.A$16])+1)));&quot;,&quot;);&quot;&quot;)">
            <text:p/>
          </table:table-cell>
          <table:table-cell table:number-matrix-columns-spanned="1" table:number-matrix-rows-spanned="1" table:formula="of:=IFERROR(CONCATENATE(TEXT(INDEX([.$W$7:.$W$14];SMALL(IF([.$Z$7:.$Z$14]&lt;&gt;&quot;&quot;;IF([.$W$7:.$W$14]&lt;&gt;&quot;&quot;;ROW([.$W$7:.$W$14])-MIN(ROW([.$W$7:.$W$14]))+1;&quot;&quot;);&quot;&quot;);ROW()-ROW([.A$16])+1));&quot;##0&quot;);&quot;,&quot;);&quot;&quot;)">
            <text:p/>
          </table:table-cell>
          <table:table-cell table:number-matrix-columns-spanned="1" table:number-matrix-rows-spanned="1" table:formula="of:=IFERROR(CONCATENATE((INDEX([.$A$7:.$A$14];SMALL(IF([.$Z$7:.$Z$14]&lt;&gt;&quot;&quot;;IF([.$W$7:.$W$14]&lt;&gt;&quot;&quot;;ROW([.$W$7:.$W$14])-MIN(ROW([.$W$7:.$W$14]))+1;&quot;&quot;);&quot;&quot;);ROW()-ROW([.A$16])+1))););&quot;&quot;)">
            <text:p/>
          </table:table-cell>
          <table:table-cell table:number-columns-repeated="999"/>
        </table:table-row>
        <table:table-row table:style-name="ro1">
          <table:table-cell table:number-columns-repeated="10"/>
          <table:table-cell table:number-matrix-columns-spanned="1" table:number-matrix-rows-spanned="1" table:formula="of:=IFERROR(CONCATENATE(TEXT(INDEX([.$K$7:.$K$14];SMALL(IF([.$N$7:.$N$14]&lt;&gt;&quot;&quot;;IF([.$K$7:.$K$14]&lt;&gt;&quot;&quot;;ROW([.$K$7:.$K$14])-MIN(ROW([.$K$7:.$K$14]))+1;&quot;&quot;);&quot;&quot;);ROW()-ROW([.A$16])+1));&quot;##0&quot;);&quot;,&quot;);&quot;&quot;)">
            <text:p/>
          </table:table-cell>
          <table:table-cell table:number-matrix-columns-spanned="1" table:number-matrix-rows-spanned="1" table:formula="of:=IFERROR(CONCATENATE((INDEX([.$N$7:.$N$14];SMALL(IF([.$N$7:.$N$14]&lt;&gt;&quot;&quot;;IF([.$K$7:.$K$14]&lt;&gt;&quot;&quot;;ROW([.$K$7:.$K$14])-MIN(ROW([.$K$7:.$K$14]))+1;&quot;&quot;);&quot;&quot;);ROW()-ROW([.A$16])+1)));&quot;,&quot;);&quot;&quot;)">
            <text:p/>
          </table:table-cell>
          <table:table-cell table:number-matrix-columns-spanned="1" table:number-matrix-rows-spanned="1" table:formula="of:=IFERROR(CONCATENATE((INDEX([.$A$7:.$A$14];SMALL(IF([.$N$7:.$N$14]&lt;&gt;&quot;&quot;;IF([.$K$7:.$K$14]&lt;&gt;&quot;&quot;;ROW([.$K$7:.$K$14])-MIN(ROW([.$K$7:.$K$14]))+1;&quot;&quot;);&quot;&quot;);ROW()-ROW([.A$16])+1))););&quot;&quot;)">
            <text:p/>
          </table:table-cell>
          <table:table-cell table:number-columns-repeated="3"/>
          <table:table-cell table:number-matrix-columns-spanned="1" table:number-matrix-rows-spanned="1" table:formula="of:=IFERROR(CONCATENATE((INDEX([.$T$7:.$T$14];SMALL(IF([.$T$7:.$T$14]&lt;&gt;&quot;&quot;;IF([.$Q$7:.$Q$14]&lt;&gt;&quot;&quot;;ROW([.$Q$7:.$Q$14])-MIN(ROW([.$Q$7:.$Q$14]))+1;&quot;&quot;);&quot;&quot;);ROW()-ROW([.A$16])+1)));&quot; &quot;);&quot;&quot;)">
            <text:p/>
          </table:table-cell>
          <table:table-cell table:number-matrix-columns-spanned="1" table:number-matrix-rows-spanned="1" table:formula="of:=IFERROR(CONCATENATE(TEXT(INDEX([.$Q$7:.$Q$14];SMALL(IF([.$T$7:.$T$14]&lt;&gt;&quot;&quot;;IF([.$Q$7:.$Q$14]&lt;&gt;&quot;&quot;;ROW([.$Q$7:.$Q$14])-MIN(ROW([.$Q$7:.$Q$14]))+1;&quot;&quot;);&quot;&quot;);ROW()-ROW([.A$16])+1));&quot;##0&quot;);&quot; &quot;);&quot;&quot;)">
            <text:p/>
          </table:table-cell>
          <table:table-cell table:number-matrix-columns-spanned="1" table:number-matrix-rows-spanned="1" table:formula="of:=IFERROR(CONCATENATE((INDEX([.$A$7:.$A$14];SMALL(IF([.$T$7:.$T$14]&lt;&gt;&quot;&quot;;IF([.$Q$7:.$Q$14]&lt;&gt;&quot;&quot;;ROW([.$Q$7:.$Q$14])-MIN(ROW([.$Q$7:.$Q$14]))+1;&quot;&quot;);&quot;&quot;);ROW()-ROW([.A$16])+1))););&quot;&quot;)">
            <text:p/>
          </table:table-cell>
          <table:table-cell table:number-columns-repeated="3"/>
          <table:table-cell table:number-matrix-columns-spanned="1" table:number-matrix-rows-spanned="1" table:formula="of:=IFERROR(CONCATENATE((INDEX([.$Z$7:.$Z$14];SMALL(IF([.$Z$7:.$Z$14]&lt;&gt;&quot;&quot;;IF([.$W$7:.$W$14]&lt;&gt;&quot;&quot;;ROW([.$W$7:.$W$14])-MIN(ROW([.$W$7:.$W$14]))+1;&quot;&quot;);&quot;&quot;);ROW()-ROW([.A$16])+1)));&quot;,&quot;);&quot;&quot;)">
            <text:p/>
          </table:table-cell>
          <table:table-cell table:number-matrix-columns-spanned="1" table:number-matrix-rows-spanned="1" table:formula="of:=IFERROR(CONCATENATE(TEXT(INDEX([.$W$7:.$W$14];SMALL(IF([.$Z$7:.$Z$14]&lt;&gt;&quot;&quot;;IF([.$W$7:.$W$14]&lt;&gt;&quot;&quot;;ROW([.$W$7:.$W$14])-MIN(ROW([.$W$7:.$W$14]))+1;&quot;&quot;);&quot;&quot;);ROW()-ROW([.A$16])+1));&quot;##0&quot;);&quot;,&quot;);&quot;&quot;)">
            <text:p/>
          </table:table-cell>
          <table:table-cell table:number-matrix-columns-spanned="1" table:number-matrix-rows-spanned="1" table:formula="of:=IFERROR(CONCATENATE((INDEX([.$A$7:.$A$14];SMALL(IF([.$Z$7:.$Z$14]&lt;&gt;&quot;&quot;;IF([.$W$7:.$W$14]&lt;&gt;&quot;&quot;;ROW([.$W$7:.$W$14])-MIN(ROW([.$W$7:.$W$14]))+1;&quot;&quot;);&quot;&quot;);ROW()-ROW([.A$16])+1))););&quot;&quot;)">
            <text:p/>
          </table:table-cell>
          <table:table-cell table:number-columns-repeated="999"/>
        </table:table-row>
        <table:table-row table:style-name="ro1">
          <table:table-cell table:number-columns-repeated="10"/>
          <table:table-cell table:number-matrix-columns-spanned="1" table:number-matrix-rows-spanned="1" table:formula="of:=IFERROR(CONCATENATE(TEXT(INDEX([.$K$7:.$K$14];SMALL(IF([.$N$7:.$N$14]&lt;&gt;&quot;&quot;;IF([.$K$7:.$K$14]&lt;&gt;&quot;&quot;;ROW([.$K$7:.$K$14])-MIN(ROW([.$K$7:.$K$14]))+1;&quot;&quot;);&quot;&quot;);ROW()-ROW([.A$16])+1));&quot;##0&quot;);&quot;,&quot;);&quot;&quot;)">
            <text:p/>
          </table:table-cell>
          <table:table-cell table:number-matrix-columns-spanned="1" table:number-matrix-rows-spanned="1" table:formula="of:=IFERROR(CONCATENATE((INDEX([.$N$7:.$N$14];SMALL(IF([.$N$7:.$N$14]&lt;&gt;&quot;&quot;;IF([.$K$7:.$K$14]&lt;&gt;&quot;&quot;;ROW([.$K$7:.$K$14])-MIN(ROW([.$K$7:.$K$14]))+1;&quot;&quot;);&quot;&quot;);ROW()-ROW([.A$16])+1)));&quot;,&quot;);&quot;&quot;)">
            <text:p/>
          </table:table-cell>
          <table:table-cell table:number-matrix-columns-spanned="1" table:number-matrix-rows-spanned="1" table:formula="of:=IFERROR(CONCATENATE((INDEX([.$A$7:.$A$14];SMALL(IF([.$N$7:.$N$14]&lt;&gt;&quot;&quot;;IF([.$K$7:.$K$14]&lt;&gt;&quot;&quot;;ROW([.$K$7:.$K$14])-MIN(ROW([.$K$7:.$K$14]))+1;&quot;&quot;);&quot;&quot;);ROW()-ROW([.A$16])+1))););&quot;&quot;)">
            <text:p/>
          </table:table-cell>
          <table:table-cell table:number-columns-repeated="3"/>
          <table:table-cell table:number-matrix-columns-spanned="1" table:number-matrix-rows-spanned="1" table:formula="of:=IFERROR(CONCATENATE((INDEX([.$T$7:.$T$14];SMALL(IF([.$T$7:.$T$14]&lt;&gt;&quot;&quot;;IF([.$Q$7:.$Q$14]&lt;&gt;&quot;&quot;;ROW([.$Q$7:.$Q$14])-MIN(ROW([.$Q$7:.$Q$14]))+1;&quot;&quot;);&quot;&quot;);ROW()-ROW([.A$16])+1)));&quot; &quot;);&quot;&quot;)">
            <text:p/>
          </table:table-cell>
          <table:table-cell table:number-matrix-columns-spanned="1" table:number-matrix-rows-spanned="1" table:formula="of:=IFERROR(CONCATENATE(TEXT(INDEX([.$Q$7:.$Q$14];SMALL(IF([.$T$7:.$T$14]&lt;&gt;&quot;&quot;;IF([.$Q$7:.$Q$14]&lt;&gt;&quot;&quot;;ROW([.$Q$7:.$Q$14])-MIN(ROW([.$Q$7:.$Q$14]))+1;&quot;&quot;);&quot;&quot;);ROW()-ROW([.A$16])+1));&quot;##0&quot;);&quot; &quot;);&quot;&quot;)">
            <text:p/>
          </table:table-cell>
          <table:table-cell table:number-matrix-columns-spanned="1" table:number-matrix-rows-spanned="1" table:formula="of:=IFERROR(CONCATENATE((INDEX([.$A$7:.$A$14];SMALL(IF([.$T$7:.$T$14]&lt;&gt;&quot;&quot;;IF([.$Q$7:.$Q$14]&lt;&gt;&quot;&quot;;ROW([.$Q$7:.$Q$14])-MIN(ROW([.$Q$7:.$Q$14]))+1;&quot;&quot;);&quot;&quot;);ROW()-ROW([.A$16])+1))););&quot;&quot;)">
            <text:p/>
          </table:table-cell>
          <table:table-cell table:number-columns-repeated="3"/>
          <table:table-cell table:number-matrix-columns-spanned="1" table:number-matrix-rows-spanned="1" table:formula="of:=IFERROR(CONCATENATE((INDEX([.$Z$7:.$Z$14];SMALL(IF([.$Z$7:.$Z$14]&lt;&gt;&quot;&quot;;IF([.$W$7:.$W$14]&lt;&gt;&quot;&quot;;ROW([.$W$7:.$W$14])-MIN(ROW([.$W$7:.$W$14]))+1;&quot;&quot;);&quot;&quot;);ROW()-ROW([.A$16])+1)));&quot;,&quot;);&quot;&quot;)">
            <text:p/>
          </table:table-cell>
          <table:table-cell table:number-matrix-columns-spanned="1" table:number-matrix-rows-spanned="1" table:formula="of:=IFERROR(CONCATENATE(TEXT(INDEX([.$W$7:.$W$14];SMALL(IF([.$Z$7:.$Z$14]&lt;&gt;&quot;&quot;;IF([.$W$7:.$W$14]&lt;&gt;&quot;&quot;;ROW([.$W$7:.$W$14])-MIN(ROW([.$W$7:.$W$14]))+1;&quot;&quot;);&quot;&quot;);ROW()-ROW([.A$16])+1));&quot;##0&quot;);&quot;,&quot;);&quot;&quot;)">
            <text:p/>
          </table:table-cell>
          <table:table-cell table:number-matrix-columns-spanned="1" table:number-matrix-rows-spanned="1" table:formula="of:=IFERROR(CONCATENATE((INDEX([.$A$7:.$A$14];SMALL(IF([.$Z$7:.$Z$14]&lt;&gt;&quot;&quot;;IF([.$W$7:.$W$14]&lt;&gt;&quot;&quot;;ROW([.$W$7:.$W$14])-MIN(ROW([.$W$7:.$W$14]))+1;&quot;&quot;);&quot;&quot;);ROW()-ROW([.A$16])+1))););&quot;&quot;)">
            <text:p/>
          </table:table-cell>
          <table:table-cell table:number-columns-repeated="999"/>
        </table:table-row>
        <table:table-row table:style-name="ro1">
          <table:table-cell table:number-columns-repeated="10"/>
          <table:table-cell table:number-matrix-columns-spanned="1" table:number-matrix-rows-spanned="1" table:formula="of:=IFERROR(CONCATENATE(TEXT(INDEX([.$K$7:.$K$14];SMALL(IF([.$N$7:.$N$14]&lt;&gt;&quot;&quot;;IF([.$K$7:.$K$14]&lt;&gt;&quot;&quot;;ROW([.$K$7:.$K$14])-MIN(ROW([.$K$7:.$K$14]))+1;&quot;&quot;);&quot;&quot;);ROW()-ROW([.A$16])+1));&quot;##0&quot;);&quot;,&quot;);&quot;&quot;)">
            <text:p/>
          </table:table-cell>
          <table:table-cell table:number-matrix-columns-spanned="1" table:number-matrix-rows-spanned="1" table:formula="of:=IFERROR(CONCATENATE((INDEX([.$N$7:.$N$14];SMALL(IF([.$N$7:.$N$14]&lt;&gt;&quot;&quot;;IF([.$K$7:.$K$14]&lt;&gt;&quot;&quot;;ROW([.$K$7:.$K$14])-MIN(ROW([.$K$7:.$K$14]))+1;&quot;&quot;);&quot;&quot;);ROW()-ROW([.A$16])+1)));&quot;,&quot;);&quot;&quot;)">
            <text:p/>
          </table:table-cell>
          <table:table-cell table:number-matrix-columns-spanned="1" table:number-matrix-rows-spanned="1" table:formula="of:=IFERROR(CONCATENATE((INDEX([.$A$7:.$A$14];SMALL(IF([.$N$7:.$N$14]&lt;&gt;&quot;&quot;;IF([.$K$7:.$K$14]&lt;&gt;&quot;&quot;;ROW([.$K$7:.$K$14])-MIN(ROW([.$K$7:.$K$14]))+1;&quot;&quot;);&quot;&quot;);ROW()-ROW([.A$16])+1))););&quot;&quot;)">
            <text:p/>
          </table:table-cell>
          <table:table-cell table:number-columns-repeated="3"/>
          <table:table-cell table:number-matrix-columns-spanned="1" table:number-matrix-rows-spanned="1" table:formula="of:=IFERROR(CONCATENATE((INDEX([.$T$7:.$T$14];SMALL(IF([.$T$7:.$T$14]&lt;&gt;&quot;&quot;;IF([.$Q$7:.$Q$14]&lt;&gt;&quot;&quot;;ROW([.$Q$7:.$Q$14])-MIN(ROW([.$Q$7:.$Q$14]))+1;&quot;&quot;);&quot;&quot;);ROW()-ROW([.A$16])+1)));&quot; &quot;);&quot;&quot;)">
            <text:p/>
          </table:table-cell>
          <table:table-cell table:number-matrix-columns-spanned="1" table:number-matrix-rows-spanned="1" table:formula="of:=IFERROR(CONCATENATE(TEXT(INDEX([.$Q$7:.$Q$14];SMALL(IF([.$T$7:.$T$14]&lt;&gt;&quot;&quot;;IF([.$Q$7:.$Q$14]&lt;&gt;&quot;&quot;;ROW([.$Q$7:.$Q$14])-MIN(ROW([.$Q$7:.$Q$14]))+1;&quot;&quot;);&quot;&quot;);ROW()-ROW([.A$16])+1));&quot;##0&quot;);&quot; &quot;);&quot;&quot;)">
            <text:p/>
          </table:table-cell>
          <table:table-cell table:number-matrix-columns-spanned="1" table:number-matrix-rows-spanned="1" table:formula="of:=IFERROR(CONCATENATE((INDEX([.$A$7:.$A$14];SMALL(IF([.$T$7:.$T$14]&lt;&gt;&quot;&quot;;IF([.$Q$7:.$Q$14]&lt;&gt;&quot;&quot;;ROW([.$Q$7:.$Q$14])-MIN(ROW([.$Q$7:.$Q$14]))+1;&quot;&quot;);&quot;&quot;);ROW()-ROW([.A$16])+1))););&quot;&quot;)">
            <text:p/>
          </table:table-cell>
          <table:table-cell table:number-columns-repeated="3"/>
          <table:table-cell table:number-matrix-columns-spanned="1" table:number-matrix-rows-spanned="1" table:formula="of:=IFERROR(CONCATENATE((INDEX([.$Z$7:.$Z$14];SMALL(IF([.$Z$7:.$Z$14]&lt;&gt;&quot;&quot;;IF([.$W$7:.$W$14]&lt;&gt;&quot;&quot;;ROW([.$W$7:.$W$14])-MIN(ROW([.$W$7:.$W$14]))+1;&quot;&quot;);&quot;&quot;);ROW()-ROW([.A$16])+1)));&quot;,&quot;);&quot;&quot;)">
            <text:p/>
          </table:table-cell>
          <table:table-cell table:number-matrix-columns-spanned="1" table:number-matrix-rows-spanned="1" table:formula="of:=IFERROR(CONCATENATE(TEXT(INDEX([.$W$7:.$W$14];SMALL(IF([.$Z$7:.$Z$14]&lt;&gt;&quot;&quot;;IF([.$W$7:.$W$14]&lt;&gt;&quot;&quot;;ROW([.$W$7:.$W$14])-MIN(ROW([.$W$7:.$W$14]))+1;&quot;&quot;);&quot;&quot;);ROW()-ROW([.A$16])+1));&quot;##0&quot;);&quot;,&quot;);&quot;&quot;)">
            <text:p/>
          </table:table-cell>
          <table:table-cell table:number-matrix-columns-spanned="1" table:number-matrix-rows-spanned="1" table:formula="of:=IFERROR(CONCATENATE((INDEX([.$A$7:.$A$14];SMALL(IF([.$Z$7:.$Z$14]&lt;&gt;&quot;&quot;;IF([.$W$7:.$W$14]&lt;&gt;&quot;&quot;;ROW([.$W$7:.$W$14])-MIN(ROW([.$W$7:.$W$14]))+1;&quot;&quot;);&quot;&quot;);ROW()-ROW([.A$16])+1))););&quot;&quot;)">
            <text:p/>
          </table:table-cell>
          <table:table-cell table:number-columns-repeated="999"/>
        </table:table-row>
        <table:table-row table:style-name="ro1">
          <table:table-cell table:number-columns-repeated="10"/>
          <table:table-cell table:number-matrix-columns-spanned="1" table:number-matrix-rows-spanned="1" table:formula="of:=IFERROR(CONCATENATE(TEXT(INDEX([.$K$7:.$K$14];SMALL(IF([.$N$7:.$N$14]&lt;&gt;&quot;&quot;;IF([.$K$7:.$K$14]&lt;&gt;&quot;&quot;;ROW([.$K$7:.$K$14])-MIN(ROW([.$K$7:.$K$14]))+1;&quot;&quot;);&quot;&quot;);ROW()-ROW([.A$16])+1));&quot;##0&quot;);&quot;,&quot;);&quot;&quot;)">
            <text:p/>
          </table:table-cell>
          <table:table-cell table:number-matrix-columns-spanned="1" table:number-matrix-rows-spanned="1" table:formula="of:=IFERROR(CONCATENATE((INDEX([.$N$7:.$N$14];SMALL(IF([.$N$7:.$N$14]&lt;&gt;&quot;&quot;;IF([.$K$7:.$K$14]&lt;&gt;&quot;&quot;;ROW([.$K$7:.$K$14])-MIN(ROW([.$K$7:.$K$14]))+1;&quot;&quot;);&quot;&quot;);ROW()-ROW([.A$16])+1)));&quot;,&quot;);&quot;&quot;)">
            <text:p/>
          </table:table-cell>
          <table:table-cell table:number-matrix-columns-spanned="1" table:number-matrix-rows-spanned="1" table:formula="of:=IFERROR(CONCATENATE((INDEX([.$A$7:.$A$14];SMALL(IF([.$N$7:.$N$14]&lt;&gt;&quot;&quot;;IF([.$K$7:.$K$14]&lt;&gt;&quot;&quot;;ROW([.$K$7:.$K$14])-MIN(ROW([.$K$7:.$K$14]))+1;&quot;&quot;);&quot;&quot;);ROW()-ROW([.A$16])+1))););&quot;&quot;)">
            <text:p/>
          </table:table-cell>
          <table:table-cell table:number-columns-repeated="3"/>
          <table:table-cell table:number-matrix-columns-spanned="1" table:number-matrix-rows-spanned="1" table:formula="of:=IFERROR(CONCATENATE((INDEX([.$T$7:.$T$14];SMALL(IF([.$T$7:.$T$14]&lt;&gt;&quot;&quot;;IF([.$Q$7:.$Q$14]&lt;&gt;&quot;&quot;;ROW([.$Q$7:.$Q$14])-MIN(ROW([.$Q$7:.$Q$14]))+1;&quot;&quot;);&quot;&quot;);ROW()-ROW([.A$16])+1)));&quot; &quot;);&quot;&quot;)">
            <text:p/>
          </table:table-cell>
          <table:table-cell table:number-matrix-columns-spanned="1" table:number-matrix-rows-spanned="1" table:formula="of:=IFERROR(CONCATENATE(TEXT(INDEX([.$Q$7:.$Q$14];SMALL(IF([.$T$7:.$T$14]&lt;&gt;&quot;&quot;;IF([.$Q$7:.$Q$14]&lt;&gt;&quot;&quot;;ROW([.$Q$7:.$Q$14])-MIN(ROW([.$Q$7:.$Q$14]))+1;&quot;&quot;);&quot;&quot;);ROW()-ROW([.A$16])+1));&quot;##0&quot;);&quot; &quot;);&quot;&quot;)">
            <text:p/>
          </table:table-cell>
          <table:table-cell table:number-matrix-columns-spanned="1" table:number-matrix-rows-spanned="1" table:formula="of:=IFERROR(CONCATENATE((INDEX([.$A$7:.$A$14];SMALL(IF([.$T$7:.$T$14]&lt;&gt;&quot;&quot;;IF([.$Q$7:.$Q$14]&lt;&gt;&quot;&quot;;ROW([.$Q$7:.$Q$14])-MIN(ROW([.$Q$7:.$Q$14]))+1;&quot;&quot;);&quot;&quot;);ROW()-ROW([.A$16])+1))););&quot;&quot;)">
            <text:p/>
          </table:table-cell>
          <table:table-cell table:number-columns-repeated="3"/>
          <table:table-cell table:number-matrix-columns-spanned="1" table:number-matrix-rows-spanned="1" table:formula="of:=IFERROR(CONCATENATE((INDEX([.$Z$7:.$Z$14];SMALL(IF([.$Z$7:.$Z$14]&lt;&gt;&quot;&quot;;IF([.$W$7:.$W$14]&lt;&gt;&quot;&quot;;ROW([.$W$7:.$W$14])-MIN(ROW([.$W$7:.$W$14]))+1;&quot;&quot;);&quot;&quot;);ROW()-ROW([.A$16])+1)));&quot;,&quot;);&quot;&quot;)">
            <text:p/>
          </table:table-cell>
          <table:table-cell table:number-matrix-columns-spanned="1" table:number-matrix-rows-spanned="1" table:formula="of:=IFERROR(CONCATENATE(TEXT(INDEX([.$W$7:.$W$14];SMALL(IF([.$Z$7:.$Z$14]&lt;&gt;&quot;&quot;;IF([.$W$7:.$W$14]&lt;&gt;&quot;&quot;;ROW([.$W$7:.$W$14])-MIN(ROW([.$W$7:.$W$14]))+1;&quot;&quot;);&quot;&quot;);ROW()-ROW([.A$16])+1));&quot;##0&quot;);&quot;,&quot;);&quot;&quot;)">
            <text:p/>
          </table:table-cell>
          <table:table-cell table:number-matrix-columns-spanned="1" table:number-matrix-rows-spanned="1" table:formula="of:=IFERROR(CONCATENATE((INDEX([.$A$7:.$A$14];SMALL(IF([.$Z$7:.$Z$14]&lt;&gt;&quot;&quot;;IF([.$W$7:.$W$14]&lt;&gt;&quot;&quot;;ROW([.$W$7:.$W$14])-MIN(ROW([.$W$7:.$W$14]))+1;&quot;&quot;);&quot;&quot;);ROW()-ROW([.A$16])+1))););&quot;&quot;)">
            <text:p/>
          </table:table-cell>
          <table:table-cell table:number-columns-repeated="999"/>
        </table:table-row>
        <table:table-row table:style-name="ro1">
          <table:table-cell table:number-columns-repeated="10"/>
          <table:table-cell table:number-matrix-columns-spanned="1" table:number-matrix-rows-spanned="1" table:formula="of:=IFERROR(CONCATENATE(TEXT(INDEX([.$K$7:.$K$14];SMALL(IF([.$N$7:.$N$14]&lt;&gt;&quot;&quot;;IF([.$K$7:.$K$14]&lt;&gt;&quot;&quot;;ROW([.$K$7:.$K$14])-MIN(ROW([.$K$7:.$K$14]))+1;&quot;&quot;);&quot;&quot;);ROW()-ROW([.A$16])+1));&quot;##0&quot;);&quot;,&quot;);&quot;&quot;)">
            <text:p/>
          </table:table-cell>
          <table:table-cell table:number-matrix-columns-spanned="1" table:number-matrix-rows-spanned="1" table:formula="of:=IFERROR(CONCATENATE((INDEX([.$N$7:.$N$14];SMALL(IF([.$N$7:.$N$14]&lt;&gt;&quot;&quot;;IF([.$K$7:.$K$14]&lt;&gt;&quot;&quot;;ROW([.$K$7:.$K$14])-MIN(ROW([.$K$7:.$K$14]))+1;&quot;&quot;);&quot;&quot;);ROW()-ROW([.A$16])+1)));&quot;,&quot;);&quot;&quot;)">
            <text:p/>
          </table:table-cell>
          <table:table-cell table:number-matrix-columns-spanned="1" table:number-matrix-rows-spanned="1" table:formula="of:=IFERROR(CONCATENATE((INDEX([.$A$7:.$A$14];SMALL(IF([.$N$7:.$N$14]&lt;&gt;&quot;&quot;;IF([.$K$7:.$K$14]&lt;&gt;&quot;&quot;;ROW([.$K$7:.$K$14])-MIN(ROW([.$K$7:.$K$14]))+1;&quot;&quot;);&quot;&quot;);ROW()-ROW([.A$16])+1))););&quot;&quot;)">
            <text:p/>
          </table:table-cell>
          <table:table-cell table:number-columns-repeated="3"/>
          <table:table-cell table:number-matrix-columns-spanned="1" table:number-matrix-rows-spanned="1" table:formula="of:=IFERROR(CONCATENATE((INDEX([.$T$7:.$T$14];SMALL(IF([.$T$7:.$T$14]&lt;&gt;&quot;&quot;;IF([.$Q$7:.$Q$14]&lt;&gt;&quot;&quot;;ROW([.$Q$7:.$Q$14])-MIN(ROW([.$Q$7:.$Q$14]))+1;&quot;&quot;);&quot;&quot;);ROW()-ROW([.A$16])+1)));&quot; &quot;);&quot;&quot;)">
            <text:p/>
          </table:table-cell>
          <table:table-cell table:number-matrix-columns-spanned="1" table:number-matrix-rows-spanned="1" table:formula="of:=IFERROR(CONCATENATE(TEXT(INDEX([.$Q$7:.$Q$14];SMALL(IF([.$T$7:.$T$14]&lt;&gt;&quot;&quot;;IF([.$Q$7:.$Q$14]&lt;&gt;&quot;&quot;;ROW([.$Q$7:.$Q$14])-MIN(ROW([.$Q$7:.$Q$14]))+1;&quot;&quot;);&quot;&quot;);ROW()-ROW([.A$16])+1));&quot;##0&quot;);&quot; &quot;);&quot;&quot;)">
            <text:p/>
          </table:table-cell>
          <table:table-cell table:number-matrix-columns-spanned="1" table:number-matrix-rows-spanned="1" table:formula="of:=IFERROR(CONCATENATE((INDEX([.$A$7:.$A$14];SMALL(IF([.$T$7:.$T$14]&lt;&gt;&quot;&quot;;IF([.$Q$7:.$Q$14]&lt;&gt;&quot;&quot;;ROW([.$Q$7:.$Q$14])-MIN(ROW([.$Q$7:.$Q$14]))+1;&quot;&quot;);&quot;&quot;);ROW()-ROW([.A$16])+1))););&quot;&quot;)">
            <text:p/>
          </table:table-cell>
          <table:table-cell table:number-columns-repeated="3"/>
          <table:table-cell table:number-matrix-columns-spanned="1" table:number-matrix-rows-spanned="1" table:formula="of:=IFERROR(CONCATENATE((INDEX([.$Z$7:.$Z$14];SMALL(IF([.$Z$7:.$Z$14]&lt;&gt;&quot;&quot;;IF([.$W$7:.$W$14]&lt;&gt;&quot;&quot;;ROW([.$W$7:.$W$14])-MIN(ROW([.$W$7:.$W$14]))+1;&quot;&quot;);&quot;&quot;);ROW()-ROW([.A$16])+1)));&quot;,&quot;);&quot;&quot;)">
            <text:p/>
          </table:table-cell>
          <table:table-cell table:number-matrix-columns-spanned="1" table:number-matrix-rows-spanned="1" table:formula="of:=IFERROR(CONCATENATE(TEXT(INDEX([.$W$7:.$W$14];SMALL(IF([.$Z$7:.$Z$14]&lt;&gt;&quot;&quot;;IF([.$W$7:.$W$14]&lt;&gt;&quot;&quot;;ROW([.$W$7:.$W$14])-MIN(ROW([.$W$7:.$W$14]))+1;&quot;&quot;);&quot;&quot;);ROW()-ROW([.A$16])+1));&quot;##0&quot;);&quot;,&quot;);&quot;&quot;)">
            <text:p/>
          </table:table-cell>
          <table:table-cell table:number-matrix-columns-spanned="1" table:number-matrix-rows-spanned="1" table:formula="of:=IFERROR(CONCATENATE((INDEX([.$A$7:.$A$14];SMALL(IF([.$Z$7:.$Z$14]&lt;&gt;&quot;&quot;;IF([.$W$7:.$W$14]&lt;&gt;&quot;&quot;;ROW([.$W$7:.$W$14])-MIN(ROW([.$W$7:.$W$14]))+1;&quot;&quot;);&quot;&quot;);ROW()-ROW([.A$16])+1))););&quot;&quot;)">
            <text:p/>
          </table:table-cell>
          <table:table-cell table:number-columns-repeated="999"/>
        </table:table-row>
        <table:table-row table:style-name="ro1">
          <table:table-cell table:number-columns-repeated="10"/>
          <table:table-cell table:number-matrix-columns-spanned="1" table:number-matrix-rows-spanned="1" table:formula="of:=IFERROR(CONCATENATE(TEXT(INDEX([.$K$7:.$K$14];SMALL(IF([.$N$7:.$N$14]&lt;&gt;&quot;&quot;;IF([.$K$7:.$K$14]&lt;&gt;&quot;&quot;;ROW([.$K$7:.$K$14])-MIN(ROW([.$K$7:.$K$14]))+1;&quot;&quot;);&quot;&quot;);ROW()-ROW([.A$16])+1));&quot;##0&quot;);&quot;,&quot;);&quot;&quot;)">
            <text:p/>
          </table:table-cell>
          <table:table-cell table:number-matrix-columns-spanned="1" table:number-matrix-rows-spanned="1" table:formula="of:=IFERROR(CONCATENATE((INDEX([.$N$7:.$N$14];SMALL(IF([.$N$7:.$N$14]&lt;&gt;&quot;&quot;;IF([.$K$7:.$K$14]&lt;&gt;&quot;&quot;;ROW([.$K$7:.$K$14])-MIN(ROW([.$K$7:.$K$14]))+1;&quot;&quot;);&quot;&quot;);ROW()-ROW([.A$16])+1)));&quot;,&quot;);&quot;&quot;)">
            <text:p/>
          </table:table-cell>
          <table:table-cell table:number-matrix-columns-spanned="1" table:number-matrix-rows-spanned="1" table:formula="of:=IFERROR(CONCATENATE((INDEX([.$A$7:.$A$14];SMALL(IF([.$N$7:.$N$14]&lt;&gt;&quot;&quot;;IF([.$K$7:.$K$14]&lt;&gt;&quot;&quot;;ROW([.$K$7:.$K$14])-MIN(ROW([.$K$7:.$K$14]))+1;&quot;&quot;);&quot;&quot;);ROW()-ROW([.A$16])+1))););&quot;&quot;)">
            <text:p/>
          </table:table-cell>
          <table:table-cell table:number-columns-repeated="3"/>
          <table:table-cell table:number-matrix-columns-spanned="1" table:number-matrix-rows-spanned="1" table:formula="of:=IFERROR(CONCATENATE((INDEX([.$T$7:.$T$14];SMALL(IF([.$T$7:.$T$14]&lt;&gt;&quot;&quot;;IF([.$Q$7:.$Q$14]&lt;&gt;&quot;&quot;;ROW([.$Q$7:.$Q$14])-MIN(ROW([.$Q$7:.$Q$14]))+1;&quot;&quot;);&quot;&quot;);ROW()-ROW([.A$16])+1)));&quot; &quot;);&quot;&quot;)">
            <text:p/>
          </table:table-cell>
          <table:table-cell table:number-matrix-columns-spanned="1" table:number-matrix-rows-spanned="1" table:formula="of:=IFERROR(CONCATENATE(TEXT(INDEX([.$Q$7:.$Q$14];SMALL(IF([.$T$7:.$T$14]&lt;&gt;&quot;&quot;;IF([.$Q$7:.$Q$14]&lt;&gt;&quot;&quot;;ROW([.$Q$7:.$Q$14])-MIN(ROW([.$Q$7:.$Q$14]))+1;&quot;&quot;);&quot;&quot;);ROW()-ROW([.A$16])+1));&quot;##0&quot;);&quot; &quot;);&quot;&quot;)">
            <text:p/>
          </table:table-cell>
          <table:table-cell table:number-matrix-columns-spanned="1" table:number-matrix-rows-spanned="1" table:formula="of:=IFERROR(CONCATENATE((INDEX([.$A$7:.$A$14];SMALL(IF([.$T$7:.$T$14]&lt;&gt;&quot;&quot;;IF([.$Q$7:.$Q$14]&lt;&gt;&quot;&quot;;ROW([.$Q$7:.$Q$14])-MIN(ROW([.$Q$7:.$Q$14]))+1;&quot;&quot;);&quot;&quot;);ROW()-ROW([.A$16])+1))););&quot;&quot;)">
            <text:p/>
          </table:table-cell>
          <table:table-cell table:number-columns-repeated="3"/>
          <table:table-cell table:number-matrix-columns-spanned="1" table:number-matrix-rows-spanned="1" table:formula="of:=IFERROR(CONCATENATE((INDEX([.$Z$7:.$Z$14];SMALL(IF([.$Z$7:.$Z$14]&lt;&gt;&quot;&quot;;IF([.$W$7:.$W$14]&lt;&gt;&quot;&quot;;ROW([.$W$7:.$W$14])-MIN(ROW([.$W$7:.$W$14]))+1;&quot;&quot;);&quot;&quot;);ROW()-ROW([.A$16])+1)));&quot;,&quot;);&quot;&quot;)">
            <text:p/>
          </table:table-cell>
          <table:table-cell table:number-matrix-columns-spanned="1" table:number-matrix-rows-spanned="1" table:formula="of:=IFERROR(CONCATENATE(TEXT(INDEX([.$W$7:.$W$14];SMALL(IF([.$Z$7:.$Z$14]&lt;&gt;&quot;&quot;;IF([.$W$7:.$W$14]&lt;&gt;&quot;&quot;;ROW([.$W$7:.$W$14])-MIN(ROW([.$W$7:.$W$14]))+1;&quot;&quot;);&quot;&quot;);ROW()-ROW([.A$16])+1));&quot;##0&quot;);&quot;,&quot;);&quot;&quot;)">
            <text:p/>
          </table:table-cell>
          <table:table-cell table:number-matrix-columns-spanned="1" table:number-matrix-rows-spanned="1" table:formula="of:=IFERROR(CONCATENATE((INDEX([.$A$7:.$A$14];SMALL(IF([.$Z$7:.$Z$14]&lt;&gt;&quot;&quot;;IF([.$W$7:.$W$14]&lt;&gt;&quot;&quot;;ROW([.$W$7:.$W$14])-MIN(ROW([.$W$7:.$W$14]))+1;&quot;&quot;);&quot;&quot;);ROW()-ROW([.A$16])+1))););&quot;&quot;)">
            <text:p/>
          </table:table-cell>
          <table:table-cell table:number-columns-repeated="999"/>
        </table:table-row>
        <table:table-row table:style-name="ro1">
          <table:table-cell table:number-columns-repeated="10"/>
          <table:table-cell table:number-matrix-columns-spanned="1" table:number-matrix-rows-spanned="1" table:formula="of:=IFERROR(CONCATENATE(TEXT(INDEX([.$K$7:.$K$14];SMALL(IF([.$N$7:.$N$14]&lt;&gt;&quot;&quot;;IF([.$K$7:.$K$14]&lt;&gt;&quot;&quot;;ROW([.$K$7:.$K$14])-MIN(ROW([.$K$7:.$K$14]))+1;&quot;&quot;);&quot;&quot;);ROW()-ROW([.A$16])+1));&quot;##0&quot;);&quot;,&quot;);&quot;&quot;)">
            <text:p/>
          </table:table-cell>
          <table:table-cell table:number-matrix-columns-spanned="1" table:number-matrix-rows-spanned="1" table:formula="of:=IFERROR(CONCATENATE((INDEX([.$N$7:.$N$14];SMALL(IF([.$N$7:.$N$14]&lt;&gt;&quot;&quot;;IF([.$K$7:.$K$14]&lt;&gt;&quot;&quot;;ROW([.$K$7:.$K$14])-MIN(ROW([.$K$7:.$K$14]))+1;&quot;&quot;);&quot;&quot;);ROW()-ROW([.A$16])+1)));&quot;,&quot;);&quot;&quot;)">
            <text:p/>
          </table:table-cell>
          <table:table-cell table:number-matrix-columns-spanned="1" table:number-matrix-rows-spanned="1" table:formula="of:=IFERROR(CONCATENATE((INDEX([.$A$7:.$A$14];SMALL(IF([.$N$7:.$N$14]&lt;&gt;&quot;&quot;;IF([.$K$7:.$K$14]&lt;&gt;&quot;&quot;;ROW([.$K$7:.$K$14])-MIN(ROW([.$K$7:.$K$14]))+1;&quot;&quot;);&quot;&quot;);ROW()-ROW([.A$16])+1))););&quot;&quot;)">
            <text:p/>
          </table:table-cell>
          <table:table-cell table:number-columns-repeated="3"/>
          <table:table-cell table:number-matrix-columns-spanned="1" table:number-matrix-rows-spanned="1" table:formula="of:=IFERROR(CONCATENATE((INDEX([.$T$7:.$T$14];SMALL(IF([.$T$7:.$T$14]&lt;&gt;&quot;&quot;;IF([.$Q$7:.$Q$14]&lt;&gt;&quot;&quot;;ROW([.$Q$7:.$Q$14])-MIN(ROW([.$Q$7:.$Q$14]))+1;&quot;&quot;);&quot;&quot;);ROW()-ROW([.A$16])+1)));&quot; &quot;);&quot;&quot;)">
            <text:p/>
          </table:table-cell>
          <table:table-cell table:number-matrix-columns-spanned="1" table:number-matrix-rows-spanned="1" table:formula="of:=IFERROR(CONCATENATE(TEXT(INDEX([.$Q$7:.$Q$14];SMALL(IF([.$T$7:.$T$14]&lt;&gt;&quot;&quot;;IF([.$Q$7:.$Q$14]&lt;&gt;&quot;&quot;;ROW([.$Q$7:.$Q$14])-MIN(ROW([.$Q$7:.$Q$14]))+1;&quot;&quot;);&quot;&quot;);ROW()-ROW([.A$16])+1));&quot;##0&quot;);&quot; &quot;);&quot;&quot;)">
            <text:p/>
          </table:table-cell>
          <table:table-cell table:number-matrix-columns-spanned="1" table:number-matrix-rows-spanned="1" table:formula="of:=IFERROR(CONCATENATE((INDEX([.$A$7:.$A$14];SMALL(IF([.$T$7:.$T$14]&lt;&gt;&quot;&quot;;IF([.$Q$7:.$Q$14]&lt;&gt;&quot;&quot;;ROW([.$Q$7:.$Q$14])-MIN(ROW([.$Q$7:.$Q$14]))+1;&quot;&quot;);&quot;&quot;);ROW()-ROW([.A$16])+1))););&quot;&quot;)">
            <text:p/>
          </table:table-cell>
          <table:table-cell table:number-columns-repeated="3"/>
          <table:table-cell table:number-matrix-columns-spanned="1" table:number-matrix-rows-spanned="1" table:formula="of:=IFERROR(CONCATENATE((INDEX([.$Z$7:.$Z$14];SMALL(IF([.$Z$7:.$Z$14]&lt;&gt;&quot;&quot;;IF([.$W$7:.$W$14]&lt;&gt;&quot;&quot;;ROW([.$W$7:.$W$14])-MIN(ROW([.$W$7:.$W$14]))+1;&quot;&quot;);&quot;&quot;);ROW()-ROW([.A$16])+1)));&quot;,&quot;);&quot;&quot;)">
            <text:p/>
          </table:table-cell>
          <table:table-cell table:number-matrix-columns-spanned="1" table:number-matrix-rows-spanned="1" table:formula="of:=IFERROR(CONCATENATE(TEXT(INDEX([.$W$7:.$W$14];SMALL(IF([.$Z$7:.$Z$14]&lt;&gt;&quot;&quot;;IF([.$W$7:.$W$14]&lt;&gt;&quot;&quot;;ROW([.$W$7:.$W$14])-MIN(ROW([.$W$7:.$W$14]))+1;&quot;&quot;);&quot;&quot;);ROW()-ROW([.A$16])+1));&quot;##0&quot;);&quot;,&quot;);&quot;&quot;)">
            <text:p/>
          </table:table-cell>
          <table:table-cell table:number-matrix-columns-spanned="1" table:number-matrix-rows-spanned="1" table:formula="of:=IFERROR(CONCATENATE((INDEX([.$A$7:.$A$14];SMALL(IF([.$Z$7:.$Z$14]&lt;&gt;&quot;&quot;;IF([.$W$7:.$W$14]&lt;&gt;&quot;&quot;;ROW([.$W$7:.$W$14])-MIN(ROW([.$W$7:.$W$14]))+1;&quot;&quot;);&quot;&quot;);ROW()-ROW([.A$16])+1))););&quot;&quot;)">
            <text:p/>
          </table:table-cell>
          <table:table-cell table:number-columns-repeated="99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KiCost.L10:KiCost.L10">
            <calcext:condition calcext:apply-style-name="ConditionalStyle_1" calcext:value="&lt;=[.H10]" calcext:base-cell-address="KiCost.L10"/>
          </calcext:conditional-format>
          <calcext:conditional-format calcext:target-range-address="KiCost.L11:KiCost.L11">
            <calcext:condition calcext:apply-style-name="ConditionalStyle_1" calcext:value="&lt;=[.H11]" calcext:base-cell-address="KiCost.L11"/>
          </calcext:conditional-format>
          <calcext:conditional-format calcext:target-range-address="KiCost.L13:KiCost.L13">
            <calcext:condition calcext:apply-style-name="ConditionalStyle_1" calcext:value="&lt;=[.H13]" calcext:base-cell-address="KiCost.L13"/>
          </calcext:conditional-format>
          <calcext:conditional-format calcext:target-range-address="KiCost.L14:KiCost.L14">
            <calcext:condition calcext:apply-style-name="ConditionalStyle_1" calcext:value="&lt;=[.H14]" calcext:base-cell-address="KiCost.L14"/>
          </calcext:conditional-format>
          <calcext:conditional-format calcext:target-range-address="KiCost.L7:KiCost.L7">
            <calcext:condition calcext:apply-style-name="ConditionalStyle_1" calcext:value="&lt;=[.H7]" calcext:base-cell-address="KiCost.L7"/>
          </calcext:conditional-format>
          <calcext:conditional-format calcext:target-range-address="KiCost.L8:KiCost.L8">
            <calcext:condition calcext:apply-style-name="ConditionalStyle_1" calcext:value="&lt;=[.H8]" calcext:base-cell-address="KiCost.L8"/>
          </calcext:conditional-format>
          <calcext:conditional-format calcext:target-range-address="KiCost.L9:KiCost.L9">
            <calcext:condition calcext:apply-style-name="ConditionalStyle_1" calcext:value="&lt;=[.H9]" calcext:base-cell-address="KiCost.L9"/>
          </calcext:conditional-format>
          <calcext:conditional-format calcext:target-range-address="KiCost.M10:KiCost.M10">
            <calcext:condition calcext:apply-style-name="ConditionalStyle_1" calcext:value="&lt;=[.I10]" calcext:base-cell-address="KiCost.M10"/>
          </calcext:conditional-format>
          <calcext:conditional-format calcext:target-range-address="KiCost.M11:KiCost.M11">
            <calcext:condition calcext:apply-style-name="ConditionalStyle_1" calcext:value="&lt;=[.I11]" calcext:base-cell-address="KiCost.M11"/>
          </calcext:conditional-format>
          <calcext:conditional-format calcext:target-range-address="KiCost.M13:KiCost.M13">
            <calcext:condition calcext:apply-style-name="ConditionalStyle_1" calcext:value="&lt;=[.I13]" calcext:base-cell-address="KiCost.M13"/>
          </calcext:conditional-format>
          <calcext:conditional-format calcext:target-range-address="KiCost.M14:KiCost.M14">
            <calcext:condition calcext:apply-style-name="ConditionalStyle_1" calcext:value="&lt;=[.I14]" calcext:base-cell-address="KiCost.M14"/>
          </calcext:conditional-format>
          <calcext:conditional-format calcext:target-range-address="KiCost.M7:KiCost.M7">
            <calcext:condition calcext:apply-style-name="ConditionalStyle_1" calcext:value="&lt;=[.I7]" calcext:base-cell-address="KiCost.M7"/>
          </calcext:conditional-format>
          <calcext:conditional-format calcext:target-range-address="KiCost.M8:KiCost.M8">
            <calcext:condition calcext:apply-style-name="ConditionalStyle_1" calcext:value="&lt;=[.I8]" calcext:base-cell-address="KiCost.M8"/>
          </calcext:conditional-format>
          <calcext:conditional-format calcext:target-range-address="KiCost.M9:KiCost.M9">
            <calcext:condition calcext:apply-style-name="ConditionalStyle_1" calcext:value="&lt;=[.I9]" calcext:base-cell-address="KiCost.M9"/>
          </calcext:conditional-format>
          <calcext:conditional-format calcext:target-range-address="KiCost.R10:KiCost.R10">
            <calcext:condition calcext:apply-style-name="ConditionalStyle_1" calcext:value="&lt;=[.H10]" calcext:base-cell-address="KiCost.R10"/>
          </calcext:conditional-format>
          <calcext:conditional-format calcext:target-range-address="KiCost.R11:KiCost.R11">
            <calcext:condition calcext:apply-style-name="ConditionalStyle_1" calcext:value="&lt;=[.H11]" calcext:base-cell-address="KiCost.R11"/>
          </calcext:conditional-format>
          <calcext:conditional-format calcext:target-range-address="KiCost.R13:KiCost.R13">
            <calcext:condition calcext:apply-style-name="ConditionalStyle_1" calcext:value="&lt;=[.H13]" calcext:base-cell-address="KiCost.R13"/>
          </calcext:conditional-format>
          <calcext:conditional-format calcext:target-range-address="KiCost.R14:KiCost.R14">
            <calcext:condition calcext:apply-style-name="ConditionalStyle_1" calcext:value="&lt;=[.H14]" calcext:base-cell-address="KiCost.R14"/>
          </calcext:conditional-format>
          <calcext:conditional-format calcext:target-range-address="KiCost.R7:KiCost.R7">
            <calcext:condition calcext:apply-style-name="ConditionalStyle_1" calcext:value="&lt;=[.H7]" calcext:base-cell-address="KiCost.R7"/>
          </calcext:conditional-format>
          <calcext:conditional-format calcext:target-range-address="KiCost.R8:KiCost.R8">
            <calcext:condition calcext:apply-style-name="ConditionalStyle_1" calcext:value="&lt;=[.H8]" calcext:base-cell-address="KiCost.R8"/>
          </calcext:conditional-format>
          <calcext:conditional-format calcext:target-range-address="KiCost.R9:KiCost.R9">
            <calcext:condition calcext:apply-style-name="ConditionalStyle_1" calcext:value="&lt;=[.H9]" calcext:base-cell-address="KiCost.R9"/>
          </calcext:conditional-format>
          <calcext:conditional-format calcext:target-range-address="KiCost.S10:KiCost.S10">
            <calcext:condition calcext:apply-style-name="ConditionalStyle_1" calcext:value="&lt;=[.I10]" calcext:base-cell-address="KiCost.S10"/>
          </calcext:conditional-format>
          <calcext:conditional-format calcext:target-range-address="KiCost.S11:KiCost.S11">
            <calcext:condition calcext:apply-style-name="ConditionalStyle_1" calcext:value="&lt;=[.I11]" calcext:base-cell-address="KiCost.S11"/>
          </calcext:conditional-format>
          <calcext:conditional-format calcext:target-range-address="KiCost.S13:KiCost.S13">
            <calcext:condition calcext:apply-style-name="ConditionalStyle_1" calcext:value="&lt;=[.I13]" calcext:base-cell-address="KiCost.S13"/>
          </calcext:conditional-format>
          <calcext:conditional-format calcext:target-range-address="KiCost.S14:KiCost.S14">
            <calcext:condition calcext:apply-style-name="ConditionalStyle_1" calcext:value="&lt;=[.I14]" calcext:base-cell-address="KiCost.S14"/>
          </calcext:conditional-format>
          <calcext:conditional-format calcext:target-range-address="KiCost.S7:KiCost.S7">
            <calcext:condition calcext:apply-style-name="ConditionalStyle_1" calcext:value="&lt;=[.I7]" calcext:base-cell-address="KiCost.S7"/>
          </calcext:conditional-format>
          <calcext:conditional-format calcext:target-range-address="KiCost.S8:KiCost.S8">
            <calcext:condition calcext:apply-style-name="ConditionalStyle_1" calcext:value="&lt;=[.I8]" calcext:base-cell-address="KiCost.S8"/>
          </calcext:conditional-format>
          <calcext:conditional-format calcext:target-range-address="KiCost.S9:KiCost.S9">
            <calcext:condition calcext:apply-style-name="ConditionalStyle_1" calcext:value="&lt;=[.I9]" calcext:base-cell-address="KiCost.S9"/>
          </calcext:conditional-format>
        </calcext:conditional-formats>
      </table:table>
      <table:named-expressions>
        <table:named-range table:name="BoardQty" table:base-cell-address="$KiCost.$A$1" table:cell-range-address="$KiCost.$I$1"/>
        <table:named-range table:name="digikey_part_data" table:base-cell-address="$KiCost.$A$1" table:cell-range-address="$KiCost.$J$5:.$O$14"/>
        <table:named-range table:name="global_part_data" table:base-cell-address="$KiCost.$A$1" table:cell-range-address="$KiCost.$A$5:.$I$14"/>
        <table:named-range table:name="mouser_part_data" table:base-cell-address="$KiCost.$A$1" table:cell-range-address="$KiCost.$P$5:.$U$14"/>
        <table:named-range table:name="newark_part_data" table:base-cell-address="$KiCost.$A$1" table:cell-range-address="$KiCost.$V$5:.$AA$14"/>
        <table:named-range table:name="TotalCost" table:base-cell-address="$KiCost.$A$1" table:cell-range-address="$KiCost.$I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currency-style style:name="N110">
      <number:currency-symbol/>
      <number:number number:decimal-places="2" number:min-integer-digits="1" number:grouping="true"/>
    </number:currency-style>
    <number:currency-style style:name="N10106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10106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10106P0"/>
    </number:currency-style>
    <number:currency-style style:name="N10107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10107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10107P0"/>
    </number:currency-style>
    <number:currency-style style:name="N10108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10109P0"/>
    </number:currency-style>
    <number:date-style style:name="N10110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AR">
      <number:day number:style="long"/>
      <number:text>-</number:text>
      <number:month number:textual="true"/>
    </number:date-style>
    <number:date-style style:name="N10112" number:language="es" number:country="AR">
      <number:month number:textual="true"/>
      <number:text>-</number:text>
      <number:year/>
    </number:date-style>
    <number:date-style style:name="N10113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es" number:country="AR">
      <number:number number:decimal-places="0" number:min-integer-digits="1" number:grouping="true"/>
    </number:number-style>
    <number:number-style style:name="N10114" number:language="es" number:country="AR">
      <number:text>-</number:text>
      <number:number number:decimal-places="0" number:min-integer-digits="1" number:grouping="true"/>
      <style:map style:condition="value()&gt;=0" style:apply-style-name="N10114P0"/>
    </number:number-style>
    <number:number-style style:name="N10115P0" style:volatile="true" number:language="es" number:country="AR">
      <number:number number:decimal-places="0" number:min-integer-digits="1" number:grouping="true"/>
    </number:number-style>
    <number:number-style style:name="N10115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AR">
      <number:number number:decimal-places="2" number:min-integer-digits="1" number:grouping="true"/>
    </number:number-style>
    <number:number-style style:name="N10116" number:language="es" number:country="AR">
      <number:text>-</number:text>
      <number:number number:decimal-places="2" number:min-integer-digits="1" number:grouping="true"/>
      <style:map style:condition="value()&gt;=0" style:apply-style-name="N10116P0"/>
    </number:number-style>
    <number:number-style style:name="N10117P0" style:volatile="true" number:language="es" number:country="AR">
      <number:number number:decimal-places="2" number:min-integer-digits="1" number:grouping="true"/>
    </number:number-style>
    <number:number-style style:name="N10117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18P1" style:volatile="true" number:language="es" number:country="AR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18P2" style:volatile="true" number:language="es" number:country="AR">
      <number:text> </number:text>
      <loext:fill-character> </loext:fill-character>
      <number:text>- </number:text>
    </number:number-style>
    <number:text-style style:name="N10118" number:language="es" number:country="AR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19P0" style:volatile="true" number:language="es" number:country="AR">
      <number:text> </number:text>
      <number:currency-symbol/>
      <number:text> </number:text>
      <loext:fill-character> </loext:fill-character>
      <number:number number:decimal-places="0" number:min-integer-digits="1" number:grouping="true"/>
      <number:text> </number:text>
    </number:currency-style>
    <number:currency-style style:name="N10119P1" style:volatile="true" number:language="es" number:country="AR">
      <number:text> </number:text>
      <number:currency-symbol/>
      <number:text> </number:text>
      <loext:fill-character> </loext:fill-character>
      <number:text>-</number:text>
      <number:number number:decimal-places="0" number:min-integer-digits="1" number:grouping="true"/>
      <number:text> </number:text>
    </number:currency-style>
    <number:currency-style style:name="N10119P2" style:volatile="true" number:language="es" number:country="AR">
      <number:text> </number:text>
      <number:currency-symbol/>
      <number:text> </number:text>
      <loext:fill-character> </loext:fill-character>
      <number:text>- </number:text>
    </number:currency-style>
    <number:text-style style:name="N10119" number:language="es" number:country="AR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AR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0P1" style:volatile="true" number:language="es" number:country="AR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20P2" style:volatile="true" number:language="es" number:country="AR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0" number:language="es" number:country="A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currency-style style:name="N10121P0" style:volatile="true" number:language="es" number:country="AR">
      <number:text> </number:text>
      <number:currency-symbol/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0121P1" style:volatile="true" number:language="es" number:country="AR">
      <number:text> </number:text>
      <number:currency-symbol/>
      <number:text> </number:text>
      <loext:fill-character> </loext:fill-character>
      <number:text>-</number:text>
      <number:number number:decimal-places="2" number:min-integer-digits="1" number:grouping="true"/>
      <number:text> </number:text>
    </number:currency-style>
    <number:currency-style style:name="N10121P2" style:volatile="true" number:language="es" number:country="AR">
      <number:text> </number:text>
      <number:currency-symbol/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0121" number:language="es" number:country="A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80ff8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KiCost" style:display-name="PageStyle_KiCo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18:18:31</meta:creation-date>
    <dc:date>2016-06-13T15:19:56.055980032</dc:date>
    <meta:generator>LibreOffice/4.3.3.2$Linux_x86 LibreOffice_project/430m0$Build-2</meta:generator>
    <dc:creator>Diego Brengi</dc:creator>
    <meta:editing-duration>PT1M10S</meta:editing-duration>
    <meta:editing-cycles>1</meta:editing-cycles>
    <meta:document-statistic meta:table-count="1" meta:cell-count="24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